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ext_20_body" style:list-style-name="L4">
      <style:paragraph-properties fo:margin-top="0cm" fo:margin-bottom="0cm" style:contextual-spacing="false"/>
    </style:style>
    <style:style style:name="P6" style:family="paragraph" style:parent-style-name="Text_20_body" style:list-style-name="L5">
      <style:paragraph-properties fo:margin-top="0cm" fo:margin-bottom="0cm" style:contextual-spacing="false"/>
    </style:style>
    <style:style style:name="P7" style:family="paragraph" style:parent-style-name="Text_20_body" style:list-style-name="L6">
      <style:paragraph-properties fo:margin-top="0cm" fo:margin-bottom="0cm" style:contextual-spacing="false"/>
    </style:style>
    <style:style style:name="P8" style:family="paragraph" style:parent-style-name="Text_20_body" style:list-style-name="L7">
      <style:paragraph-properties fo:margin-top="0cm" fo:margin-bottom="0cm" style:contextual-spacing="false"/>
    </style:style>
    <style:style style:name="P9" style:family="paragraph" style:parent-style-name="Text_20_body" style:list-style-name="L8">
      <style:paragraph-properties fo:margin-top="0cm" fo:margin-bottom="0cm" style:contextual-spacing="false"/>
    </style:style>
    <style:style style:name="P10" style:family="paragraph" style:parent-style-name="Text_20_body" style:list-style-name="L9">
      <style:paragraph-properties fo:margin-top="0cm" fo:margin-bottom="0cm" style:contextual-spacing="false"/>
    </style:style>
    <style:style style:name="P11" style:family="paragraph" style:parent-style-name="Text_20_body" style:list-style-name="L10">
      <style:paragraph-properties fo:margin-top="0cm" fo:margin-bottom="0cm" style:contextual-spacing="false"/>
    </style:style>
    <style:style style:name="P12" style:family="paragraph" style:parent-style-name="Text_20_body" style:list-style-name="L11">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1. Introduction - Games for a Read / Write world.</text:p>
      <text:list text:style-name="L1">
        <text:list-item>
          <text:p text:style-name="P2"><text:a xlink:type="simple" xlink:href="#introduction---games-for-a-read-write-world." text:style-name="Internet_20_link" text:visited-style-name="Visited_20_Internet_20_Link"><text:span text:style-name="Definition">Introduction - “Games for a Read / Write World.”</text:span></text:a></text:p>
          <text:list text:style-name="L2">
            <text:list-item>
              <text:p text:style-name="P3"><text:a xlink:type="simple" xlink:href="#a-study-of-the-cultural-and-interpersonal-dimensions-and-evolving-tool-use-of-an-emerging-community-of-families-coding-digital-games-together." text:style-name="Internet_20_link" text:visited-style-name="Visited_20_Internet_20_Link"><text:span text:style-name="Definition">A study of the cultural and interpersonal dimensions and evolving tool use of an emerging community of families coding digital games together.</text:span></text:a></text:p>
            </text:list-item>
            <text:list-item>
              <text:p text:style-name="P3"><text:a xlink:type="simple" xlink:href="#research-questions---july-2024" text:style-name="Internet_20_link" text:visited-style-name="Visited_20_Internet_20_Link"><text:span text:style-name="Definition">Research Questions - July 2024</text:span></text:a></text:p>
            </text:list-item>
            <text:list-item>
              <text:p text:style-name="P3"><text:a xlink:type="simple" xlink:href="#background-to-the-thesis" text:style-name="Internet_20_link" text:visited-style-name="Visited_20_Internet_20_Link"><text:span text:style-name="Definition">1. Background to the thesis</text:span></text:a></text:p>
              <text:list text:style-name="L3">
                <text:list-item>
                  <text:p text:style-name="P4"><text:a xlink:type="simple" xlink:href="#an-introduction-to-research-on-digital-game-making" text:style-name="Internet_20_link" text:visited-style-name="Visited_20_Internet_20_Link"><text:span text:style-name="Definition">An introduction to research on digital game making</text:span></text:a></text:p>
                </text:list-item>
                <text:list-item>
                  <text:p text:style-name="P4"><text:a xlink:type="simple" xlink:href="#personal-context-and-motivation-for-undertaking-this-study" text:style-name="Internet_20_link" text:visited-style-name="Visited_20_Internet_20_Link"><text:span text:style-name="Definition">Personal context and motivation for undertaking this study</text:span></text:a></text:p>
                </text:list-item>
                <text:list-item>
                  <text:p text:style-name="P4"><text:a xlink:type="simple" xlink:href="#connecting-my-experience-to-broader-research-themes" text:style-name="Internet_20_link" text:visited-style-name="Visited_20_Internet_20_Link"><text:span text:style-name="Definition">Connecting my experience to broader research themes</text:span></text:a></text:p>
                </text:list-item>
              </text:list>
            </text:list-item>
            <text:list-item>
              <text:p text:style-name="P3"><text:a xlink:type="simple" xlink:href="#context" text:style-name="Internet_20_link" text:visited-style-name="Visited_20_Internet_20_Link"><text:span text:style-name="Definition">2. Context</text:span></text:a></text:p>
              <text:list text:style-name="L4">
                <text:list-item>
                  <text:p text:style-name="P5"><text:a xlink:type="simple" xlink:href="#context-of-game-making-within-school-based-computing-education" text:style-name="Internet_20_link" text:visited-style-name="Visited_20_Internet_20_Link"><text:span text:style-name="Definition">Context of game making within school-based computing education</text:span></text:a></text:p>
                </text:list-item>
                <text:list-item>
                  <text:p text:style-name="P5"><text:a xlink:type="simple" xlink:href="#context-of-game-making-and-wider-digital-making-and-culture-home-and-informal-settings" text:style-name="Internet_20_link" text:visited-style-name="Visited_20_Internet_20_Link"><text:span text:style-name="Definition">Context of game making and wider digital making and culture home and informal settings</text:span></text:a></text:p>
                  <text:list text:style-name="L5">
                    <text:list-item>
                      <text:p text:style-name="P6"><text:a xlink:type="simple" xlink:href="#home-education-settings-as-a-site-of-research" text:style-name="Internet_20_link" text:visited-style-name="Visited_20_Internet_20_Link"><text:span text:style-name="Definition">Home education settings as a site of research</text:span></text:a></text:p>
                    </text:list-item>
                  </text:list>
                </text:list-item>
                <text:list-item>
                  <text:p text:style-name="P5"><text:a xlink:type="simple" xlink:href="#overview-of-barriers-to-game-making-which-apply-to-both-formal-and-non-formal-environments" text:style-name="Internet_20_link" text:visited-style-name="Visited_20_Internet_20_Link"><text:span text:style-name="Definition">Overview of barriers to game making which apply to both formal and non-formal environments</text:span></text:a></text:p>
                </text:list-item>
              </text:list>
            </text:list-item>
            <text:list-item>
              <text:p text:style-name="P3"><text:a xlink:type="simple" xlink:href="#research-objectives-and-questions" text:style-name="Internet_20_link" text:visited-style-name="Visited_20_Internet_20_Link"><text:span text:style-name="Definition">3. Research objectives and questions</text:span></text:a></text:p>
              <text:list text:style-name="L6">
                <text:list-item>
                  <text:p text:style-name="P7"><text:a xlink:type="simple" xlink:href="#research-objectives-recap-of-motivation" text:style-name="Internet_20_link" text:visited-style-name="Visited_20_Internet_20_Link"><text:span text:style-name="Definition">Research objectives &amp; Recap of motivation</text:span></text:a></text:p>
                </text:list-item>
                <text:list-item>
                  <text:p text:style-name="P7"><text:a xlink:type="simple" xlink:href="#research-questions---july-2024-1" text:style-name="Internet_20_link" text:visited-style-name="Visited_20_Internet_20_Link"><text:span text:style-name="Definition">Research Questions - July 2024</text:span></text:a></text:p>
                </text:list-item>
                <text:list-item>
                  <text:p text:style-name="P7"><text:a xlink:type="simple" xlink:href="#wider-implications-and-applications-of-the-research" text:style-name="Internet_20_link" text:visited-style-name="Visited_20_Internet_20_Link"><text:span text:style-name="Definition">Wider implications and applications of the research</text:span></text:a></text:p>
                </text:list-item>
              </text:list>
            </text:list-item>
            <text:list-item>
              <text:p text:style-name="P3"><text:a xlink:type="simple" xlink:href="#introduction-to-theoretical-framework" text:style-name="Internet_20_link" text:visited-style-name="Visited_20_Internet_20_Link"><text:span text:style-name="Definition">4. Introduction to theoretical framework</text:span></text:a></text:p>
              <text:list text:style-name="L7">
                <text:list-item>
                  <text:p text:style-name="P8"><text:a xlink:type="simple" xlink:href="#why-not-use-constructionism" text:style-name="Internet_20_link" text:visited-style-name="Visited_20_Internet_20_Link"><text:span text:style-name="Definition">(Why not use constructionism)</text:span></text:a></text:p>
                </text:list-item>
                <text:list-item>
                  <text:p text:style-name="P8"><text:a xlink:type="simple" xlink:href="#cultural-historical-activity-theory" text:style-name="Internet_20_link" text:visited-style-name="Visited_20_Internet_20_Link"><text:span text:style-name="Definition">(Cultural historical activity theory)</text:span></text:a></text:p>
                </text:list-item>
                <text:list-item>
                  <text:p text:style-name="P8"><text:a xlink:type="simple" xlink:href="#on-design-based-research-dbr" text:style-name="Internet_20_link" text:visited-style-name="Visited_20_Internet_20_Link"><text:span text:style-name="Definition">(On Design-based research (DBR))</text:span></text:a></text:p>
                </text:list-item>
              </text:list>
            </text:list-item>
            <text:list-item>
              <text:p text:style-name="P3"><text:a xlink:type="simple" xlink:href="#the-significance-of-the-thesis-and-its-limitations" text:style-name="Internet_20_link" text:visited-style-name="Visited_20_Internet_20_Link"><text:span text:style-name="Definition">5. The significance of the thesis and its limitations</text:span></text:a></text:p>
              <text:list text:style-name="L8">
                <text:list-item>
                  <text:p text:style-name="P9"><text:a xlink:type="simple" xlink:href="#the-challenge-of-maintaining-focus-in-this-phd-process" text:style-name="Internet_20_link" text:visited-style-name="Visited_20_Internet_20_Link"><text:span text:style-name="Definition">The challenge of maintaining focus in this PhD process</text:span></text:a></text:p>
                </text:list-item>
                <text:list-item>
                  <text:p text:style-name="P9"><text:a xlink:type="simple" xlink:href="#contribution-to-knowledge-of-this-thesis" text:style-name="Internet_20_link" text:visited-style-name="Visited_20_Internet_20_Link"><text:span text:style-name="Definition">Contribution to knowledge of this thesis</text:span></text:a></text:p>
                </text:list-item>
              </text:list>
            </text:list-item>
            <text:list-item>
              <text:p text:style-name="P3"><text:a xlink:type="simple" xlink:href="#chapter-outline-of-the-study" text:style-name="Internet_20_link" text:visited-style-name="Visited_20_Internet_20_Link"><text:span text:style-name="Definition">6. Chapter outline of the study</text:span></text:a></text:p>
              <text:list text:style-name="L9">
                <text:list-item>
                  <text:p text:style-name="P10"><text:a xlink:type="simple" xlink:href="#link-to-next-chapter" text:style-name="Internet_20_link" text:visited-style-name="Visited_20_Internet_20_Link"><text:span text:style-name="Definition">7. Link to next chapter</text:span></text:a></text:p>
                </text:list-item>
              </text:list>
            </text:list-item>
          </text:list>
        </text:list-item>
      </text:list>
      <text:h text:style-name="Heading_20_1" text:outline-level="1"><text:bookmark-start text:name="introduction---games-for-a-read-write-world."/><text:soft-page-break/>Introduction - “Games for a Read / Write World.”<text:bookmark-end text:name="introduction---games-for-a-read-write-world."/></text:h>
      <text:h text:style-name="Heading_20_3" text:outline-level="3"><text:bookmark-start text:name="a-study-of-the-cultural-and-interpersonal-dimensions-and-evolving-tool-use-of-an-emerging-community-of-families-coding-digital-games-together."/>A study of the cultural and interpersonal dimensions and evolving tool use of an emerging community of families coding digital games together.<text:bookmark-end text:name="a-study-of-the-cultural-and-interpersonal-dimensions-and-evolving-tool-use-of-an-emerging-community-of-families-coding-digital-games-together."/></text:h>
      <text:h text:style-name="Heading_20_3" text:outline-level="3"><text:bookmark-start text:name="research-questions---july-2024"/>Research Questions - July 2024<text:bookmark-end text:name="research-questions---july-2024"/></text:h>
      <text:list text:style-name="L10">
        <text:list-item>
          <text:p text:style-name="P11">What contradictions arose in participation in this research’s game coding processes and what pedagogical tools and processes are available to address these contradictions?</text:p>
        </text:list-item>
        <text:list-item>
          <text:p text:style-name="P11">How can game design patterns support the development of computational fluency in novices?</text:p>
        </text:list-item>
        <text:list-item>
          <text:p text:style-name="P11">How can learners build agency in an evolving community of game makers?</text:p>
        </text:list-item>
      </text:list>
      <text:h text:style-name="Heading_20_2" text:outline-level="2"><text:bookmark-start text:name="background-to-the-thesis"/>1. Background to the thesis<text:bookmark-end text:name="background-to-the-thesis"/></text:h>
      <text:p text:style-name="First_20_paragraph">We live in a society where digital technology is increasingly used in work and home life, providing diverse opportunities. However, these opportunities come with costs. Convenience and automation of tasks in the form of commercial software services and AI can diminish critical thinking skills and make individuals overly reliant on technology. In particular, sophisticated media production and delivery systems, often driven by algorithmically generated suggestions can foster a passive consumption of media. These concerns have led many to call for a broader approach to digital education that includes media literacy, hands-on coding experiences and creative digital projects. This would therefore encourage a more active and critical engagement with technology in a way that would potentially benefit wider society.</text:p>
      <text:h text:style-name="Heading_20_3" text:outline-level="3"><text:bookmark-start text:name="an-introduction-to-research-on-digital-game-making"/>An introduction to research on digital game making<text:bookmark-end text:name="an-introduction-to-research-on-digital-game-making"/></text:h>
      <text:p text:style-name="First_20_paragraph">While much research on digital game making focuses on its educational benefits for subjects like mathematics and science, as well as enhancing coding skills <text:reference-mark-start text:name="ZOTERO_ITEM CSL_CITATION {&quot;citationID&quot;:&quot;kuuxfith&quot;,&quot;properties&quot;:{&quot;formattedCitation&quot;:&quot;(Kafai and Vasudevan, 2015)&quot;,&quot;plainCitation&quot;:&quot;(Kafai and Vasudevan, 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bcztn7F6ua"/>(Kafai and Vasudevan, 2015)<text:reference-mark-end text:name="ZOTERO_ITEM CSL_CITATION {&quot;citationID&quot;:&quot;kuuxfith&quot;,&quot;properties&quot;:{&quot;formattedCitation&quot;:&quot;(Kafai and Vasudevan, 2015)&quot;,&quot;plainCitation&quot;:&quot;(Kafai and Vasudevan, 2015)&quot;,&quot;noteIndex&quot;:0},&quot;citationItems&quot;:[{&quot;id&quot;:3520,&quot;uris&quot;:[&quot;http://zotero.org/users/1913249/items/8K58PTFV&quot;,[&quot;http://zotero.org/users/1913249/items/8K58PTFV&quot;]],&quot;itemData&quot;:{&quot;id&quot;:3520,&quot;type&quot;:&quot;paper-conference&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collection-title&quot;:&quot;WiPSCE '15&quot;,&quot;container-title&quot;:&quot;Proceedings of the Workshop in Primary and Secondary Computing Education&quot;,&quot;DOI&quot;:&quot;10.1145/2818314.2818334&quot;,&quot;event-place&quot;:&quot;New York, NY, USA&quot;,&quot;ISBN&quot;:&quot;978-1-4503-3753-3&quot;,&quot;page&quot;:&quot;49–54&quot;,&quot;publisher&quot;:&quot;Association for Computing Machinery&quot;,&quot;publisher-place&quot;:&quot;New York, NY, USA&quot;,&quot;source&quot;:&quot;ACM Digital Library&quot;,&quot;title&quot;:&quot;Constructionist Gaming Beyond the Screen: Middle School Students' Crafting and Computing of Touchpads, Board Games, and Controllers&quot;,&quot;title-short&quot;:&quot;Constructionist Gaming Beyond the Screen&quot;,&quot;URL&quot;:&quot;https://doi.org/10.1145/2818314.2818334&quot;,&quot;author&quot;:[{&quot;family&quot;:&quot;Kafai&quot;,&quot;given&quot;:&quot;Yasmin B.&quot;},{&quot;family&quot;:&quot;Vasudevan&quot;,&quot;given&quot;:&quot;Veena&quot;}],&quot;accessed&quot;:{&quot;date-parts&quot;:[[&quot;2020&quot;,8,19]]},&quot;issued&quot;:{&quot;date-parts&quot;:[[&quot;2015&quot;,11,9]]},&quot;citation-key&quot;:&quot;kafai_constructionist_2015&quot;},&quot;prefix&quot;:&quot;&quot;,&quot;suffix&quot;:&quot;&quot;}],&quot;schema&quot;:&quot;https://github.com/citation-style-language/schema/raw/master/csl-citation.json&quot;} RNDbcztn7F6ua"/>, there is also a diverse range of motivations behind game making, including critical making and empowerment. This study stands as a small contribution to a more inclusive approach to technology development, moving beyond a future dictated by a technological elite to one shaped by a broadly informed society.</text:p>
      <text:p text:style-name="Text_20_body">In this thesis, I explore digital game making as a vehicle to develop to computational fluency and participation in coding community practices. The participants in this study are small groups of home educating families undertaking short, informally-structured game making courses. While this thesis covers the practical process of learning to code, it also addresses aspects of game making that are more to do with the overall expressive value of digital media. To serve this exploration the concept of computational fluency is used as a guiding principle throughout the thesis. The term communicates ‘not only an understanding of computational concepts and problem-solving strategies, but also the ability to create and express oneself with digital technologies’ <text:reference-mark-start text:name="ZOTERO_ITEM CSL_CITATION {&quot;citationID&quot;:&quot;pagduekd&quot;,&quot;properties&quot;:{&quot;formattedCitation&quot;:&quot;(Resnick, 2018)&quot;,&quot;plainCitation&quot;:&quot;(Resnick, 2018)&quot;,&quot;noteIndex&quot;:0},&quot;citationItems&quot;:[{&quot;id&quot;:9564,&quot;uris&quot;:[&quot;http://zotero.org/users/1913249/items/F8L86H5C&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uffix&quot;:&quot;&quot;}],&quot;schema&quot;:&quot;https://github.com/citation-style-language/schema/raw/master/csl-citation.json&quot;} RNDWp6WeItMG7"/>(Resnick, 2018)<text:reference-mark-end text:name="ZOTERO_ITEM CSL_CITATION {&quot;citationID&quot;:&quot;pagduekd&quot;,&quot;properties&quot;:{&quot;formattedCitation&quot;:&quot;(Resnick, 2018)&quot;,&quot;plainCitation&quot;:&quot;(Resnick, 2018)&quot;,&quot;noteIndex&quot;:0},&quot;citationItems&quot;:[{&quot;id&quot;:9564,&quot;uris&quot;:[&quot;http://zotero.org/users/1913249/items/F8L86H5C&quot;,[&quot;http://zotero.org/users/1913249/items/F8L86H5C&quot;]],&quot;itemData&quot;:{&quot;id&quot;:9564,&quot;type&quot;:&quot;post-weblog&quot;,&quot;abstract&quot;:&quot;[This essay is an adapted excerpt from my book Lifelong Kindergarten.]&quot;,&quot;container-title&quot;:&quot;Medium&quot;,&quot;language&quot;:&quot;en&quot;,&quot;title&quot;:&quot;Computational Fluency&quot;,&quot;URL&quot;:&quot;https://mres.medium.com/computational-fluency-776143c8d725&quot;,&quot;author&quot;:[{&quot;family&quot;:&quot;Resnick&quot;,&quot;given&quot;:&quot;Mitchel&quot;}],&quot;accessed&quot;:{&quot;date-parts&quot;:[[&quot;2024&quot;,7,9]]},&quot;issued&quot;:{&quot;date-parts&quot;:[[&quot;2018&quot;,9,16]]},&quot;citation-key&quot;:&quot;resnick_computational_2018&quot;},&quot;prefix&quot;:&quot;&quot;,&quot;suffix&quot;:&quot;&quot;}],&quot;schema&quot;:&quot;https://github.com/citation-style-language/schema/raw/master/csl-citation.json&quot;} RNDWp6WeItMG7"/>. For Resnick, fluency, whether with writing or coding, helps <text:soft-page-break/>develop your thinking, voice, and identity <text:reference-mark-start text:name="ZOTERO_ITEM CSL_CITATION {&quot;citationID&quot;:&quot;zhunukxh&quot;,&quot;properties&quot;:{&quot;formattedCitation&quot;:&quot;(Resnick, 2017)&quot;,&quot;plainCitation&quot;:&quot;(Resnick, 2017)&quot;,&quot;noteIndex&quot;:0},&quot;citationItems&quot;:[{&quot;id&quot;:86,&quot;uris&quot;:[&quot;http://zotero.org/users/1913249/items/QBMDH4UX&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BVmd1zOHli"/>(Resnick, 2017)<text:reference-mark-end text:name="ZOTERO_ITEM CSL_CITATION {&quot;citationID&quot;:&quot;zhunukxh&quot;,&quot;properties&quot;:{&quot;formattedCitation&quot;:&quot;(Resnick, 2017)&quot;,&quot;plainCitation&quot;:&quot;(Resnick, 2017)&quot;,&quot;noteIndex&quot;:0},&quot;citationItems&quot;:[{&quot;id&quot;:86,&quot;uris&quot;:[&quot;http://zotero.org/users/1913249/items/QBMDH4UX&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BVmd1zOHli"/>. Resnick’s aim here is to critique formulaic and instruction-based computing education <text:reference-mark-start text:name="ZOTERO_ITEM CSL_CITATION {&quot;citationID&quot;:&quot;jbalbgzx&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5CBI63qhyf"/>(Resnick and Rusk, 2020)<text:reference-mark-end text:name="ZOTERO_ITEM CSL_CITATION {&quot;citationID&quot;:&quot;jbalbgzx&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5CBI63qhyf"/>.</text:p>
      <text:p text:style-name="Text_20_body">The refocusing of the UK curriculum and supporting exams in the area of digital education towards a more abstract approach to computer science concepts over a skills-based production has raised concerns. Kemp and colleagues’(<text:span text:style-name="T1">kemp_future_2024?</text:span>) recent report on the future of computing education notes the decreasing take up of computing by girls and those in lower socio-economic areas and an increasingly unequal offer of digital-based exams to students. One of the recommendations of this report is to offer more informal digital making and project work involving coding as an inclusive practice.</text:p>
      <text:p text:style-name="Text_20_body">Game-playing practices and the opportunities provided by participation in wider communities continue to evolve. For example, casual and retro games played by both adults and children are increasingly available via smartphones and home consoles. The nostalgia around such games and the associated aesthetics of cuteness create a potential for connection between younger and older players <text:reference-mark-start text:name="ZOTERO_ITEM CSL_CITATION {&quot;citationID&quot;:&quot;elwvifxj&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IpjYPqkvc7"/>(Boyle and Kao, 2017)<text:reference-mark-end text:name="ZOTERO_ITEM CSL_CITATION {&quot;citationID&quot;:&quot;elwvifxj&quot;,&quot;properties&quot;:{&quot;formattedCitation&quot;:&quot;(Boyle and Kao, 2017)&quot;,&quot;plainCitation&quot;:&quot;(Boyle and Kao, 2017)&quot;,&quot;noteIndex&quot;:0},&quot;citationItems&quot;:[{&quot;id&quot;:3743,&quot;uris&quot;:[&quot;http://zotero.org/users/1913249/items/47HDZ7GT&quot;,[&quot;http://zotero.org/users/1913249/items/47HDZ7GT&quot;]],&quot;itemData&quot;:{&quot;id&quot;:3743,&quot;type&quot;:&quot;book&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language&quot;:&quot;English&quot;,&quot;note&quot;:&quot;Accepted: 2019-03-26 23:55\nDOI: 10.21983/P3.0188.1.00&quot;,&quot;publisher&quot;:&quot;punctum books&quot;,&quot;source&quot;:&quot;library.oapen.org&quot;,&quot;title&quot;:&quot;The retro-futurism of cuteness&quot;,&quot;URL&quot;:&quot;https://library.oapen.org/handle/20.500.12657/25441&quot;,&quot;editor&quot;:[{&quot;family&quot;:&quot;Boyle&quot;,&quot;given&quot;:&quot;Jen&quot;},{&quot;family&quot;:&quot;Kao&quot;,&quot;given&quot;:&quot;Wan-Chuan&quot;}],&quot;accessed&quot;:{&quot;date-parts&quot;:[[&quot;2022&quot;,8,7]]},&quot;issued&quot;:{&quot;date-parts&quot;:[[&quot;2017&quot;]]},&quot;citation-key&quot;:&quot;boyle_retro-futurism_2017&quot;},&quot;prefix&quot;:&quot;&quot;,&quot;suffix&quot;:&quot;&quot;}],&quot;schema&quot;:&quot;https://github.com/citation-style-language/schema/raw/master/csl-citation.json&quot;} RNDIpjYPqkvc7"/>. The sustained popularity of retro games together with easy-to-use game making tools and code frameworks, provides an entry point for game players into game making cultures which is reflected in the success of amateur game-publishing websites like itch.io <text:reference-mark-start text:name="ZOTERO_ITEM CSL_CITATION {&quot;citationID&quot;:&quot;xmfyxdwq&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E37rK8zDeu"/>(Garda, 2014)<text:reference-mark-end text:name="ZOTERO_ITEM CSL_CITATION {&quot;citationID&quot;:&quot;xmfyxdwq&quot;,&quot;properties&quot;:{&quot;formattedCitation&quot;:&quot;(Garda, 2014)&quot;,&quot;plainCitation&quot;:&quot;(Garda, 2014)&quot;,&quot;noteIndex&quot;:0},&quot;citationItems&quot;:[{&quot;id&quot;:3757,&quot;uris&quot;:[&quot;http://zotero.org/users/1913249/items/U5QUFD8Q&quot;,[&quot;http://zotero.org/users/1913249/items/U5QUFD8Q&quot;]],&quot;itemData&quot;:{&quot;id&quot;:3757,&quot;type&quot;:&quot;paper-conference&quot;,&quot;container-title&quot;:&quot;DiGRA - Proceedings of the 2013 DiGRA International Conference: DeFragging Game Studies&quot;,&quot;ISBN&quot;:&quot;ISSN 2342-9666&quot;,&quot;title&quot;:&quot;Nostalgia in retro game design&quot;,&quot;URL&quot;:&quot;http://www.digra.org/wp-content/uploads/digital-library/paper_310.pdf&quot;,&quot;author&quot;:[{&quot;family&quot;:&quot;Garda&quot;,&quot;given&quot;:&quot;Maria B&quot;}],&quot;issued&quot;:{&quot;date-parts&quot;:[[&quot;2014&quot;,8]]},&quot;citation-key&quot;:&quot;garda_nostalgia_2014&quot;},&quot;prefix&quot;:&quot;&quot;,&quot;suffix&quot;:&quot;&quot;}],&quot;schema&quot;:&quot;https://github.com/citation-style-language/schema/raw/master/csl-citation.json&quot;} RNDE37rK8zDeu"/>.</text:p>
      <text:p text:style-name="Text_20_body">Thus, the process of making retro games with families lies at a confluence of diverse contexts, motivations, and possibilities. My study, in part, asks how the motivational and navigational affordances of enthusiast game making communities can be brought into more structured educational environments. To answer this question, theoretical and practical understandings of the development of agency in the participation in informal community-based projects are of value. The next section begins to explain my personal interest in this dimension of the study through a brief exploration of my involvement in project-based approaches in digital media education and campaigning contexts.</text:p>
      <text:h text:style-name="Heading_20_3" text:outline-level="3"><text:bookmark-start text:name="personal-context-and-motivation-for-undertaking-this-study"/>Personal context and motivation for undertaking this study<text:bookmark-end text:name="personal-context-and-motivation-for-undertaking-this-study"/></text:h>
      <text:p text:style-name="First_20_paragraph">My journey into the world of technology and education began in the 1990s, when I was actively involved in organizing and promoting unlicensed music events and festivals. Email and websites became important tools in this process, and I was an enthusiast early adopter of these technologies. In in the mid-nineties, when I first started publishing websites, the internet appeared almost free of corporate messages. It was a space for oddballs, niche enthusiasts and activists. In the 2000s, my focus shifted towards environmental activism, migrant rights and left-libertarian protests against unaccountable global institutions like the WTO, IMF, and G8. I used film screenings and music events for outreach and email lists, websites and wikis as organising tools. My work with Undercurrents, a video activism magasine, involved digitising their VHS content for online distribution <text:reference-mark-start text:name="ZOTERO_ITEM CSL_CITATION {&quot;citationID&quot;:&quot;kexcdmtz&quot;,&quot;properties&quot;:{&quot;formattedCitation&quot;:&quot;(Heritage, 2008)&quot;,&quot;plainCitation&quot;:&quot;(Heritage, 2008)&quot;,&quot;noteIndex&quot;:0},&quot;citationItems&quot;:[{&quot;id&quot;:9561,&quot;uris&quot;:[&quot;http://zotero.org/users/1913249/items/B7IB82YV&quot;,[&quot;http://zotero.org/users/1913249/items/B7IB82YV&quot;]],&quot;itemData&quot;:{&quot;id&quot;:9561,&quot;type&quot;:&quot;chapter&quot;,&quot;container-title&quot;:&quot;Alternative Media and the Politics of Resistance: Perspectives and Challenges. Ljublana: Peace Institute&quot;,&quot;event-place&quot;:&quot;Ljubljana&quot;,&quot;ISBN&quot;:&quot;978-961-6455-52-7&quot;,&quot;note&quot;:&quot;Citation Key: heritage2008video&quot;,&quot;page&quot;:&quot;139–161&quot;,&quot;publisher&quot;:&quot;Peace Institute&quot;,&quot;publisher-place&quot;:&quot;Ljubljana&quot;,&quot;title&quot;:&quot;Video-activist citizenship and the undercurrents media project: a british case-study in alternative media&quot;,&quot;author&quot;:[{&quot;family&quot;:&quot;Heritage&quot;,&quot;given&quot;:&quot;Ruth&quot;}],&quot;issued&quot;:{&quot;date-parts&quot;:[[&quot;2008&quot;]]},&quot;citation-key&quot;:&quot;heritage2008video&quot;},&quot;prefix&quot;:&quot;&quot;,&quot;suffix&quot;:&quot;&quot;}],&quot;schema&quot;:&quot;https://github.com/citation-style-language/schema/raw/master/csl-citation.json&quot;} RNDE0UnvpG929"/>(Heritage, 2008)<text:reference-mark-end text:name="ZOTERO_ITEM CSL_CITATION {&quot;citationID&quot;:&quot;kexcdmtz&quot;,&quot;properties&quot;:{&quot;formattedCitation&quot;:&quot;(Heritage, 2008)&quot;,&quot;plainCitation&quot;:&quot;(Heritage, 2008)&quot;,&quot;noteIndex&quot;:0},&quot;citationItems&quot;:[{&quot;id&quot;:9561,&quot;uris&quot;:[&quot;http://zotero.org/users/1913249/items/B7IB82YV&quot;,[&quot;http://zotero.org/users/1913249/items/B7IB82YV&quot;]],&quot;itemData&quot;:{&quot;id&quot;:9561,&quot;type&quot;:&quot;chapter&quot;,&quot;container-title&quot;:&quot;Alternative Media and the Politics of Resistance: Perspectives and Challenges. Ljublana: Peace Institute&quot;,&quot;event-place&quot;:&quot;Ljubljana&quot;,&quot;ISBN&quot;:&quot;978-961-6455-52-7&quot;,&quot;note&quot;:&quot;Citation Key: heritage2008video&quot;,&quot;page&quot;:&quot;139–161&quot;,&quot;publisher&quot;:&quot;Peace Institute&quot;,&quot;publisher-place&quot;:&quot;Ljubljana&quot;,&quot;title&quot;:&quot;Video-activist citizenship and the undercurrents media project: a british case-study in alternative media&quot;,&quot;author&quot;:[{&quot;family&quot;:&quot;Heritage&quot;,&quot;given&quot;:&quot;Ruth&quot;}],&quot;issued&quot;:{&quot;date-parts&quot;:[[&quot;2008&quot;]]},&quot;citation-key&quot;:&quot;heritage2008video&quot;},&quot;prefix&quot;:&quot;&quot;,&quot;suffix&quot;:&quot;&quot;}],&quot;schema&quot;:&quot;https://github.com/citation-style-language/schema/raw/master/csl-citation.json&quot;} RNDE0UnvpG929"/>. Through Undercurrents, I connected with a broader network of media and internet activists associated with the Indymedia project <text:reference-mark-start text:name="ZOTERO_ITEM CSL_CITATION {&quot;citationID&quot;:&quot;tduetbyb&quot;,&quot;properties&quot;:{&quot;formattedCitation&quot;:&quot;(Pickard, 2006)&quot;,&quot;plainCitation&quot;:&quot;(Pickard, 2006)&quot;,&quot;noteIndex&quot;:0},&quot;citationItems&quot;:[{&quot;id&quot;:9434,&quot;uris&quot;:[&quot;http://zotero.org/users/1913249/items/Z2VEYGGL&quot;,[&quot;http://zotero.org/users/1913249/items/Z2VEYGGL&quot;]],&quot;itemData&quot;:{&quot;id&quot;:9434,&quot;type&quot;:&quot;article-journal&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container-title&quot;:&quot;Media, Culture &amp; Society&quot;,&quot;DOI&quot;:&quot;10.1177/0163443706061685&quot;,&quot;ISSN&quot;:&quot;0163-4437, 1460-3675&quot;,&quot;issue&quot;:&quot;3&quot;,&quot;journalAbbreviation&quot;:&quot;Media, Culture &amp; Society&quot;,&quot;language&quot;:&quot;en&quot;,&quot;page&quot;:&quot;315-336&quot;,&quot;source&quot;:&quot;DOI.org (Crossref)&quot;,&quot;title&quot;:&quot;United yet autonomous: Indymedia and the struggle to sustain a radical democratic network&quot;,&quot;title-short&quot;:&quot;United yet autonomous&quot;,&quot;URL&quot;:&quot;http://journals.sagepub.com/doi/10.1177/0163443706061685&quot;,&quot;volume&quot;:&quot;28&quot;,&quot;author&quot;:[{&quot;family&quot;:&quot;Pickard&quot;,&quot;given&quot;:&quot;Victor W.&quot;}],&quot;accessed&quot;:{&quot;date-parts&quot;:[[&quot;2024&quot;,3,11]]},&quot;issued&quot;:{&quot;date-parts&quot;:[[&quot;2006&quot;,5]]},&quot;citation-key&quot;:&quot;pickard_united_2006&quot;},&quot;prefix&quot;:&quot;&quot;,&quot;suffix&quot;:&quot;&quot;}],&quot;schema&quot;:&quot;https://github.com/citation-style-language/schema/raw/master/csl-citation.json&quot;} RNDF4mqbChkSv"/>(Pickard, 2006)<text:reference-mark-end text:name="ZOTERO_ITEM CSL_CITATION {&quot;citationID&quot;:&quot;tduetbyb&quot;,&quot;properties&quot;:{&quot;formattedCitation&quot;:&quot;(Pickard, 2006)&quot;,&quot;plainCitation&quot;:&quot;(Pickard, 2006)&quot;,&quot;noteIndex&quot;:0},&quot;citationItems&quot;:[{&quot;id&quot;:9434,&quot;uris&quot;:[&quot;http://zotero.org/users/1913249/items/Z2VEYGGL&quot;,[&quot;http://zotero.org/users/1913249/items/Z2VEYGGL&quot;]],&quot;itemData&quot;:{&quot;id&quot;:9434,&quot;type&quot;:&quot;article-journal&quot;,&quot;abstract&quot;:&quot;The past decade has witnessed an emergent form of activism increasingly defined by its reliance on internet strategies, network social structures and participatory practices. Internet strategies employed by many contemporary activists include websites, listservs and hyperlinked networks used for exchanging information, mobilizing both old and new constituencies, and coordinating collective action. Networks of organizations and individuals are formed both on and offline and decision-making within these groups is often made by consensus. Perhaps best characterizing this activism is its lack of hierarchy, epitomized by democratic communications, both within and between networked organizations. This article focuses on Indymedia, a prime institutional exemplar for the indicators mentioned above internet-based activism, network formation and participatory politics. Specifically, it addresses issues related to sustainability and political efficacy in radical democratic activist networks that are increasingly enabled by internet technologies.&quot;,&quot;container-title&quot;:&quot;Media, Culture &amp; Society&quot;,&quot;DOI&quot;:&quot;10.1177/0163443706061685&quot;,&quot;ISSN&quot;:&quot;0163-4437, 1460-3675&quot;,&quot;issue&quot;:&quot;3&quot;,&quot;journalAbbreviation&quot;:&quot;Media, Culture &amp; Society&quot;,&quot;language&quot;:&quot;en&quot;,&quot;page&quot;:&quot;315-336&quot;,&quot;source&quot;:&quot;DOI.org (Crossref)&quot;,&quot;title&quot;:&quot;United yet autonomous: Indymedia and the struggle to sustain a radical democratic network&quot;,&quot;title-short&quot;:&quot;United yet autonomous&quot;,&quot;URL&quot;:&quot;http://journals.sagepub.com/doi/10.1177/0163443706061685&quot;,&quot;volume&quot;:&quot;28&quot;,&quot;author&quot;:[{&quot;family&quot;:&quot;Pickard&quot;,&quot;given&quot;:&quot;Victor W.&quot;}],&quot;accessed&quot;:{&quot;date-parts&quot;:[[&quot;2024&quot;,3,11]]},&quot;issued&quot;:{&quot;date-parts&quot;:[[&quot;2006&quot;,5]]},&quot;citation-key&quot;:&quot;pickard_united_2006&quot;},&quot;prefix&quot;:&quot;&quot;,&quot;suffix&quot;:&quot;&quot;}],&quot;schema&quot;:&quot;https://github.com/citation-style-language/schema/raw/master/csl-citation.json&quot;} RNDF4mqbChkSv"/>. These experiences exposed me to non-hierarchical organising approaches and the decentralised organising principles, which are also an important guidelines for the free software and free culture movements <text:reference-mark-start text:name="ZOTERO_ITEM CSL_CITATION {&quot;citationID&quot;:&quot;dncbflvo&quot;,&quot;properties&quot;:{&quot;formattedCitation&quot;:&quot;(Lessig, 2004)&quot;,&quot;plainCitation&quot;:&quot;(Lessig, 2004)&quot;,&quot;noteIndex&quot;:0},&quot;citationItems&quot;:[{&quot;id&quot;:423,&quot;uris&quot;:[&quot;http://zotero.org/users/1913249/items/F5RW69XD&quot;,[&quot;http://zotero.org/users/1913249/items/F5RW69XD&quot;]],&quot;itemData&quot;:{&quot;id&quot;:423,&quot;type&quot;:&quot;book&quot;,&quot;call-number&quot;:&quot;KF2979 .L47 2004&quot;,&quot;event-place&quot;:&quot;New York&quot;,&quot;ISBN&quot;:&quot;1-59420-006-8&quot;,&quot;number-of-pages&quot;:&quot;345&quot;,&quot;publisher&quot;:&quot;Penguin Press&quot;,&quot;publisher-place&quot;:&quot;New York&quot;,&quot;source&quot;:&quot;Library of Congress ISBN&quot;,&quot;title&quot;:&quot;Free culture: how big media uses technology and the law to lock down culture and control creativity&quot;,&quot;title-short&quot;:&quot;Free culture&quot;,&quot;author&quot;:[{&quot;family&quot;:&quot;Lessig&quot;,&quot;given&quot;:&quot;Lawrence&quot;}],&quot;issued&quot;:{&quot;date-parts&quot;:[[&quot;2004&quot;]]},&quot;citation-key&quot;:&quot;lessig_free_2004&quot;},&quot;prefix&quot;:&quot;&quot;,&quot;suffix&quot;:&quot;&quot;}],&quot;schema&quot;:&quot;https://github.com/citation-style-language/schema/raw/master/csl-citation.json&quot;} RNDT7xEKmw7Cy"/>(Lessig, 2004)<text:reference-mark-end text:name="ZOTERO_ITEM CSL_CITATION {&quot;citationID&quot;:&quot;dncbflvo&quot;,&quot;properties&quot;:{&quot;formattedCitation&quot;:&quot;(Lessig, 2004)&quot;,&quot;plainCitation&quot;:&quot;(Lessig, 2004)&quot;,&quot;noteIndex&quot;:0},&quot;citationItems&quot;:[{&quot;id&quot;:423,&quot;uris&quot;:[&quot;http://zotero.org/users/1913249/items/F5RW69XD&quot;,[&quot;http://zotero.org/users/1913249/items/F5RW69XD&quot;]],&quot;itemData&quot;:{&quot;id&quot;:423,&quot;type&quot;:&quot;book&quot;,&quot;call-number&quot;:&quot;KF2979 .L47 2004&quot;,&quot;event-place&quot;:&quot;New York&quot;,&quot;ISBN&quot;:&quot;1-59420-006-8&quot;,&quot;number-of-pages&quot;:&quot;345&quot;,&quot;publisher&quot;:&quot;Penguin Press&quot;,&quot;publisher-place&quot;:&quot;New York&quot;,&quot;source&quot;:&quot;Library of Congress ISBN&quot;,&quot;title&quot;:&quot;Free culture: how big media uses technology and the law to lock down culture and control creativity&quot;,&quot;title-short&quot;:&quot;Free culture&quot;,&quot;author&quot;:[{&quot;family&quot;:&quot;Lessig&quot;,&quot;given&quot;:&quot;Lawrence&quot;}],&quot;issued&quot;:{&quot;date-parts&quot;:[[&quot;2004&quot;]]},&quot;citation-key&quot;:&quot;lessig_free_2004&quot;},&quot;prefix&quot;:&quot;&quot;,&quot;suffix&quot;:&quot;&quot;}],&quot;schema&quot;:&quot;https://github.com/citation-style-language/schema/raw/master/csl-citation.json&quot;} RNDT7xEKmw7Cy"/>. Inspired by these potential of the tools and <text:soft-page-break/>organising processes, I began to share relevant approaches with local organisations by specialising in internet and media creation training and community development.</text:p>
      <text:p text:style-name="Text_20_body">In 2011, it was revealed that an undercover police officer named Mark Kennedy, operating under the alias Mark Stone, had infiltrated several activist groups I had been part of <text:reference-mark-start text:name="ZOTERO_ITEM CSL_CITATION {&quot;citationID&quot;:&quot;baxpeekx&quot;,&quot;properties&quot;:{&quot;formattedCitation&quot;:&quot;(Lewis and Evans, 2013)&quot;,&quot;plainCitation&quot;:&quot;(Lewis and Evans, 2013)&quot;,&quot;noteIndex&quot;:0},&quot;citationItems&quot;:[{&quot;id&quot;:9632,&quot;uris&quot;:[&quot;http://zotero.org/users/1913249/items/RDBJP5HH&quot;,[&quot;http://zotero.org/users/1913249/items/RDBJP5HH&quot;]],&quot;itemData&quot;:{&quot;id&quot;:9632,&quot;type&quot;:&quot;book&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ISBN&quot;:&quot;978-0-571-30218-5&quot;,&quot;language&quot;:&quot;en&quot;,&quot;number-of-pages&quot;:&quot;314&quot;,&quot;publisher&quot;:&quot;Faber &amp; Faber&quot;,&quot;source&quot;:&quot;Google Books&quot;,&quot;title&quot;:&quot;Undercover: The True Story of Britain's Secret Police&quot;,&quot;title-short&quot;:&quot;Undercover&quot;,&quot;author&quot;:[{&quot;family&quot;:&quot;Lewis&quot;,&quot;given&quot;:&quot;Paul&quot;},{&quot;family&quot;:&quot;Evans&quot;,&quot;given&quot;:&quot;Rob&quot;}],&quot;issued&quot;:{&quot;date-parts&quot;:[[&quot;2013&quot;,6,25]]},&quot;citation-key&quot;:&quot;lewis_undercover_2013&quot;},&quot;prefix&quot;:&quot;&quot;,&quot;suffix&quot;:&quot;&quot;}],&quot;schema&quot;:&quot;https://github.com/citation-style-language/schema/raw/master/csl-citation.json&quot;} RND8nL5EKw6w1"/>(Lewis and Evans, 2013)<text:reference-mark-end text:name="ZOTERO_ITEM CSL_CITATION {&quot;citationID&quot;:&quot;baxpeekx&quot;,&quot;properties&quot;:{&quot;formattedCitation&quot;:&quot;(Lewis and Evans, 2013)&quot;,&quot;plainCitation&quot;:&quot;(Lewis and Evans, 2013)&quot;,&quot;noteIndex&quot;:0},&quot;citationItems&quot;:[{&quot;id&quot;:9632,&quot;uris&quot;:[&quot;http://zotero.org/users/1913249/items/RDBJP5HH&quot;,[&quot;http://zotero.org/users/1913249/items/RDBJP5HH&quot;]],&quot;itemData&quot;:{&quot;id&quot;:9632,&quot;type&quot;:&quot;book&quot;,&quot;abstract&quot;:&quot;'Undercover lays bare the deceit, betrayal and cold-blooded violation practised again and again by undercover police officers - troubling, timely and brilliantly executed.' Henry Porter The gripping stories of a group of police spies - written by the award-winning investigative journalists who exposed the Mark Kennedy scandal - and the uncovering of forty years of state espionage. This was an undercover operation so secret that some of our most senior police officers had no idea it existed. The job of the clandestine unit was to monitor British 'subversives' - environmental activists, anti-racist groups, animal rights campaigners. Police stole the identities of dead people to create fake passports, driving licences and bank accounts. They then went deep undercover for years, inventing whole new lives so that they could live incognito among the people they were spying on. They used sex, intimate relationships and drugs to build their credibility. They betrayed friends, deceived lovers, even fathered children. And their operations continue today. Undercover reveals the truth about secret police operations - the emotional turmoil, the psychological challenges and the human cost of a lifetime of deception - and asks whether such tactics can ever be justified.&quot;,&quot;ISBN&quot;:&quot;978-0-571-30218-5&quot;,&quot;language&quot;:&quot;en&quot;,&quot;number-of-pages&quot;:&quot;314&quot;,&quot;publisher&quot;:&quot;Faber &amp; Faber&quot;,&quot;source&quot;:&quot;Google Books&quot;,&quot;title&quot;:&quot;Undercover: The True Story of Britain's Secret Police&quot;,&quot;title-short&quot;:&quot;Undercover&quot;,&quot;author&quot;:[{&quot;family&quot;:&quot;Lewis&quot;,&quot;given&quot;:&quot;Paul&quot;},{&quot;family&quot;:&quot;Evans&quot;,&quot;given&quot;:&quot;Rob&quot;}],&quot;issued&quot;:{&quot;date-parts&quot;:[[&quot;2013&quot;,6,25]]},&quot;citation-key&quot;:&quot;lewis_undercover_2013&quot;},&quot;prefix&quot;:&quot;&quot;,&quot;suffix&quot;:&quot;&quot;}],&quot;schema&quot;:&quot;https://github.com/citation-style-language/schema/raw/master/csl-citation.json&quot;} RND8nL5EKw6w1"/>. My role in outreach for this movement became very uncomfortable, as it became clear to the extent to which our participation in this movement came with hidden risks. Our attempts to create systemic change were being countered with a response from the state who were far better resourced than our movement. The momentum of this movement had been in part driven by new uses of technology and grassroots organising processes. However, the open web’s potential for egalitarian and non-corporate publishing was undermined through the “embrace, extend, and extinguish” tactic <text:reference-mark-start text:name="ZOTERO_ITEM CSL_CITATION {&quot;citationID&quot;:&quot;zpwtqatv&quot;,&quot;properties&quot;:{&quot;formattedCitation&quot;:&quot;(Jason and West, 2011)&quot;,&quot;plainCitation&quot;:&quot;(Jason and West, 2011)&quot;,&quot;noteIndex&quot;:0},&quot;citationItems&quot;:[{&quot;id&quot;:9634,&quot;uris&quot;:[&quot;http://zotero.org/users/1913249/items/ZTCXENEE&quot;,[&quot;http://zotero.org/users/1913249/items/ZTCXENEE&quot;]],&quot;itemData&quot;:{&quot;id&quot;:9634,&quot;type&quot;:&quot;chapter&quot;,&quot;abstract&quot;:&quot;Prior research on technology standardization has focused on two common patterns: processes in which product developers and other stakeholders cooperate to achieve a consensus outcome, and “standards wars” in which competing technologies vie for dominance in the market. This study examines Microsoft's responses to 12 software technologies in the period between 1990 and 2005. Despite the company's reputed tendency to pursue a strategy dubbed “embrace, extend, and extinguish,” a content analysis of news articles from the same period reveals surprising diversity in Microsoft's responses at the product level.We classify these responses using a typology that treats “embrace” and “extend” as orthogonal decisions faced by product development organizations. This typology allows four kinds of outcomes to be distinguished, including two kinds of partial compatibility in addition to the familiar cases of full compatibility and incompatibility. To complement this cross-sectional perspective, we examine more closely the evolution of Microsoft's strategy with respect to Sun's Java technology. This longitudinal view highlights another underappreciated aspect of standardization, namely the extent to which a firm's strategic posture toward a standard can change over time, even within the same product family.Based on this evidence, we suggest that firms tend to publicly embrace a standard with the aim of gaining legitimacy with a community of adopters, whereas efforts to extend a standard tend to be motivated by the intent to leverage the underlying technology to achieve or strengthen architectural control. We argue that legitimacy and leverage are strategic complements, making the “embrace and extend” strategy attractive to firms like Microsoft, but that the resulting outcome is unstable. Firms that pursue this strategy ultimately face a choice between contributing their extensions back to the standard and losing proprietary leverage, or giving up the legitimacy associated with standards compliance in exchange for freedom from the constraints of compatibility.&quot;,&quot;collection-title&quot;:&quot;Advances in Strategic Management&quot;,&quot;container-title&quot;:&quot;Project-Based Organizing and Strategic Management&quot;,&quot;ISBN&quot;:&quot;978-1-78052-193-0&quot;,&quot;note&quot;:&quot;DOI: 10.1108/S0742-3322(2011)0000028014&quot;,&quot;page&quot;:&quot;263-285&quot;,&quot;publisher&quot;:&quot;Emerald Group Publishing Limited&quot;,&quot;source&quot;:&quot;Emerald Insight&quot;,&quot;title&quot;:&quot;Strategic Responses to Standardization: Embrace, Extend or Extinguish?&quot;,&quot;title-short&quot;:&quot;Strategic Responses to Standardization&quot;,&quot;URL&quot;:&quot;https://doi.org/10.1108/S0742-3322(2011)0000028014&quot;,&quot;volume&quot;:&quot;28&quot;,&quot;author&quot;:[{&quot;family&quot;:&quot;Jason&quot;,&quot;given&quot;:&quot;Woodard C.&quot;},{&quot;family&quot;:&quot;West&quot;,&quot;given&quot;:&quot;Joel&quot;}],&quot;editor&quot;:[{&quot;family&quot;:&quot;Cattani&quot;,&quot;given&quot;:&quot;Gino&quot;},{&quot;family&quot;:&quot;Ferriani&quot;,&quot;given&quot;:&quot;Simone&quot;},{&quot;family&quot;:&quot;Frederiksen&quot;,&quot;given&quot;:&quot;Lars&quot;},{&quot;family&quot;:&quot;Täube&quot;,&quot;given&quot;:&quot;Florian&quot;}],&quot;accessed&quot;:{&quot;date-parts&quot;:[[&quot;2024&quot;,7,13]]},&quot;issued&quot;:{&quot;date-parts&quot;:[[&quot;2011&quot;,1,1]]},&quot;citation-key&quot;:&quot;jason_strategic_2011&quot;},&quot;prefix&quot;:&quot;&quot;,&quot;suffix&quot;:&quot;&quot;}],&quot;schema&quot;:&quot;https://github.com/citation-style-language/schema/raw/master/csl-citation.json&quot;} RNDnpm1w0vQrw"/>(Jason and West, 2011)<text:reference-mark-end text:name="ZOTERO_ITEM CSL_CITATION {&quot;citationID&quot;:&quot;zpwtqatv&quot;,&quot;properties&quot;:{&quot;formattedCitation&quot;:&quot;(Jason and West, 2011)&quot;,&quot;plainCitation&quot;:&quot;(Jason and West, 2011)&quot;,&quot;noteIndex&quot;:0},&quot;citationItems&quot;:[{&quot;id&quot;:9634,&quot;uris&quot;:[&quot;http://zotero.org/users/1913249/items/ZTCXENEE&quot;,[&quot;http://zotero.org/users/1913249/items/ZTCXENEE&quot;]],&quot;itemData&quot;:{&quot;id&quot;:9634,&quot;type&quot;:&quot;chapter&quot;,&quot;abstract&quot;:&quot;Prior research on technology standardization has focused on two common patterns: processes in which product developers and other stakeholders cooperate to achieve a consensus outcome, and “standards wars” in which competing technologies vie for dominance in the market. This study examines Microsoft's responses to 12 software technologies in the period between 1990 and 2005. Despite the company's reputed tendency to pursue a strategy dubbed “embrace, extend, and extinguish,” a content analysis of news articles from the same period reveals surprising diversity in Microsoft's responses at the product level.We classify these responses using a typology that treats “embrace” and “extend” as orthogonal decisions faced by product development organizations. This typology allows four kinds of outcomes to be distinguished, including two kinds of partial compatibility in addition to the familiar cases of full compatibility and incompatibility. To complement this cross-sectional perspective, we examine more closely the evolution of Microsoft's strategy with respect to Sun's Java technology. This longitudinal view highlights another underappreciated aspect of standardization, namely the extent to which a firm's strategic posture toward a standard can change over time, even within the same product family.Based on this evidence, we suggest that firms tend to publicly embrace a standard with the aim of gaining legitimacy with a community of adopters, whereas efforts to extend a standard tend to be motivated by the intent to leverage the underlying technology to achieve or strengthen architectural control. We argue that legitimacy and leverage are strategic complements, making the “embrace and extend” strategy attractive to firms like Microsoft, but that the resulting outcome is unstable. Firms that pursue this strategy ultimately face a choice between contributing their extensions back to the standard and losing proprietary leverage, or giving up the legitimacy associated with standards compliance in exchange for freedom from the constraints of compatibility.&quot;,&quot;collection-title&quot;:&quot;Advances in Strategic Management&quot;,&quot;container-title&quot;:&quot;Project-Based Organizing and Strategic Management&quot;,&quot;ISBN&quot;:&quot;978-1-78052-193-0&quot;,&quot;note&quot;:&quot;DOI: 10.1108/S0742-3322(2011)0000028014&quot;,&quot;page&quot;:&quot;263-285&quot;,&quot;publisher&quot;:&quot;Emerald Group Publishing Limited&quot;,&quot;source&quot;:&quot;Emerald Insight&quot;,&quot;title&quot;:&quot;Strategic Responses to Standardization: Embrace, Extend or Extinguish?&quot;,&quot;title-short&quot;:&quot;Strategic Responses to Standardization&quot;,&quot;URL&quot;:&quot;https://doi.org/10.1108/S0742-3322(2011)0000028014&quot;,&quot;volume&quot;:&quot;28&quot;,&quot;author&quot;:[{&quot;family&quot;:&quot;Jason&quot;,&quot;given&quot;:&quot;Woodard C.&quot;},{&quot;family&quot;:&quot;West&quot;,&quot;given&quot;:&quot;Joel&quot;}],&quot;editor&quot;:[{&quot;family&quot;:&quot;Cattani&quot;,&quot;given&quot;:&quot;Gino&quot;},{&quot;family&quot;:&quot;Ferriani&quot;,&quot;given&quot;:&quot;Simone&quot;},{&quot;family&quot;:&quot;Frederiksen&quot;,&quot;given&quot;:&quot;Lars&quot;},{&quot;family&quot;:&quot;Täube&quot;,&quot;given&quot;:&quot;Florian&quot;}],&quot;accessed&quot;:{&quot;date-parts&quot;:[[&quot;2024&quot;,7,13]]},&quot;issued&quot;:{&quot;date-parts&quot;:[[&quot;2011&quot;,1,1]]},&quot;citation-key&quot;:&quot;jason_strategic_2011&quot;},&quot;prefix&quot;:&quot;&quot;,&quot;suffix&quot;:&quot;&quot;}],&quot;schema&quot;:&quot;https://github.com/citation-style-language/schema/raw/master/csl-citation.json&quot;} RNDnpm1w0vQrw"/>. Concurrently, the open-posting Indymedia news network suffered from extensive publishing of misinformation and ad hominem attacks from suspicious sources targeting community activism on social media.</text:p>
      <text:p text:style-name="Text_20_body">In response to growing discomfort around involvement in political and environmental activism and the need to support myself financially, I shifted my focus increasingly towards community development. I concentrated on my work with FLOSS Manuals, writing and promoting documentation and online learning resources for media creation and collaborative processes using Free Software. This work allowed me to document and advocate for low-cost media and web production methods and co-author <text:span text:style-name="T3">A Open Web</text:span> [^5], a book which celebrated the opportunities provided by open source and decentralised web technology to create a more egalitarian environment of digital participation. The FLOSS Manuals project also connected me to diverse international networks whose work was informed by participatory production and decision-making methods. A key network was the Mozilla community where I created documentation, workshop guides and other learning resources with networks of informal educators. This avenue offered a reconnection to discussing the politics of independent communications in line with an empowerment agenda.</text:p>
      <text:p text:style-name="Text_20_body">Discussion around the launch of a new UK computing curriculum in 2013 championed the possibilities of creative digital production within the classroom (<text:span text:style-name="T1">livingstone2010next?</text:span>). In that year I undertook a Masters in Computing and in the following year a PGCE in Computing. As part of my PGCE dissertation, I designed and delivered a pilot scheme to teach JavaScript in playful ways. The learning materials were made available as an OER as part of Mozilla’s online teaching resources <text:note text:id="ftn1" text:note-class="footnote"><text:note-citation>1</text:note-citation><text:note-body><text:p text:style-name="Footnote">https://web.archive.org/web/20200423162826/http://edlab.org.uk/</text:p></text:note-body></text:note>. Unfortunately, the constraints of the school context and the new curriculum hindered the kind of authentic activities that first attracted me to teaching in Computing in schools. Instead, after completing my PGCE, I joined Manchester Metropolitan University in a role focusing on community education partnerships as part of the EdLab project <text:note text:id="ftn2" text:note-class="footnote"><text:note-citation>2</text:note-citation><text:note-body><text:p text:style-name="Footnote">http://archive.flossmanuals.net/an-open-web/ </text:p></text:note-body></text:note>. This work provided opportunities to pursue creative, project based approaches to teaching technology to young people and families. Building on the success of this work, I applied to undertake this PhD study with the Education and Social Research Institute of Manchester Metropolitan University (ESRI).</text:p>
      <text:h text:style-name="Heading_20_3" text:outline-level="3"><text:bookmark-start text:name="connecting-my-experience-to-broader-research-themes"/><text:soft-page-break/>Connecting my experience to broader research themes<text:bookmark-end text:name="connecting-my-experience-to-broader-research-themes"/></text:h>
      <text:p text:style-name="First_20_paragraph">In this section, I outline how these experiences connect to broader research issues on PBL, media and game creation within informal learning environments. Drawing on learners’ interests and creating authentic products is a foundational approach of PBL and is explored in game-making context in convincing research. My past aims surrounding empowerment and freedom of expression through DIY music events and protest culture align with broader movements that advocate equality of access to digital participatory culture. However, my experiences highlight the barriers to undertaking practical project-based learning (PBL) projects, particularly in a UK computing context, a theme which is explored further in the literature review. The process of being involved in short-term systemic change only to suffer later backlash has guided me to help others explore a more critical understanding of their own place within wider systems. This may seem tangential to the activities of participants studied in this research, however such processes of building agency in a fledgling community can be seen as important acts of community participation.</text:p>
      <text:p text:style-name="Text_20_body">Improvisational and messy approaches in my previous work may seem chaotic, however, the process builds a collective understanding of the problem area among participants. This communal experience of transformative agency also has the potential to mitigate the unintended and unwelcome consequences through rapid, responsive adjustment in the course of a project. In addition, I find Rogoff’s reflection that initial first impressions of a ‘chaotic’ environment of learning in a community of learners are false impressions that stem from a lack of understanding of the underlying structure of activity <text:reference-mark-start text:name="ZOTERO_ITEM CSL_CITATION {&quot;citationID&quot;:&quot;iigbqfqn&quot;,&quot;properties&quot;:{&quot;formattedCitation&quot;:&quot;(n.d.:219)&quot;,&quot;plainCitation&quot;:&quot;(n.d.:219)&quot;,&quot;noteIndex&quot;:0},&quot;citationItems&quot;:[{&quot;id&quot;:3885,&quot;uris&quot;:[&quot;http://zotero.org/users/1913249/items/RP9AXEP9&quot;,[&quot;http://zotero.org/users/1913249/items/RP9AXEP9&quot;]],&quot;itemData&quot;:{&quot;id&quot;:3885,&quot;type&quot;:&quot;article-journal&quot;,&quot;language&quot;:&quot;en&quot;,&quot;page&quot;:&quot;22&quot;,&quot;source&quot;:&quot;Zotero&quot;,&quot;title&quot;:&quot;Developing Understanding of the Idea of Communities of Learners&quot;,&quot;author&quot;:[{&quot;family&quot;:&quot;Rogoff&quot;,&quot;given&quot;:&quot;Barbara&quot;}],&quot;citation-key&quot;:&quot;rogoff_developing_nodate&quot;},&quot;locator&quot;:&quot; 219&quot;,&quot;suppress-author&quot;:true,&quot;prefix&quot;:&quot;&quot;}],&quot;schema&quot;:&quot;https://github.com/citation-style-language/schema/raw/master/csl-citation.json&quot;} RND2yFqtrEKvO"/>(n.d.:219)<text:reference-mark-end text:name="ZOTERO_ITEM CSL_CITATION {&quot;citationID&quot;:&quot;iigbqfqn&quot;,&quot;properties&quot;:{&quot;formattedCitation&quot;:&quot;(n.d.:219)&quot;,&quot;plainCitation&quot;:&quot;(n.d.:219)&quot;,&quot;noteIndex&quot;:0},&quot;citationItems&quot;:[{&quot;id&quot;:3885,&quot;uris&quot;:[&quot;http://zotero.org/users/1913249/items/RP9AXEP9&quot;,[&quot;http://zotero.org/users/1913249/items/RP9AXEP9&quot;]],&quot;itemData&quot;:{&quot;id&quot;:3885,&quot;type&quot;:&quot;article-journal&quot;,&quot;language&quot;:&quot;en&quot;,&quot;page&quot;:&quot;22&quot;,&quot;source&quot;:&quot;Zotero&quot;,&quot;title&quot;:&quot;Developing Understanding of the Idea of Communities of Learners&quot;,&quot;author&quot;:[{&quot;family&quot;:&quot;Rogoff&quot;,&quot;given&quot;:&quot;Barbara&quot;}],&quot;citation-key&quot;:&quot;rogoff_developing_nodate&quot;},&quot;locator&quot;:&quot; 219&quot;,&quot;suppress-author&quot;:true,&quot;prefix&quot;:&quot;&quot;}],&quot;schema&quot;:&quot;https://github.com/citation-style-language/schema/raw/master/csl-citation.json&quot;} RND2yFqtrEKvO"/> useful. These aspects are explored in later chapters in reflections on design-based research.</text:p>
      <text:h text:style-name="Heading_20_2" text:outline-level="2"><text:bookmark-start text:name="context"/>2. Context<text:bookmark-end text:name="context"/></text:h>
      <text:p text:style-name="First_20_paragraph">This introduction begins an exploration of key contextual factors. The immediate context of the core activities of this research was a new learning community involving of home-educating families attending a series of game-making sessions in the setting of my University campus. Sessions involved families, myself (as both a researcher and teaching facilitator), and for most sessions, volunteer student helpers. This section begins to situate this research within key contextual themes. A more detailed exploration continues in the literature review of Chapter 2.</text:p>
      <text:h text:style-name="Heading_20_3" text:outline-level="3"><text:bookmark-start text:name="context-of-game-making-within-school-based-computing-education"/>Context of game making within school-based computing education<text:bookmark-end text:name="context-of-game-making-within-school-based-computing-education"/></text:h>
      <text:p text:style-name="First_20_paragraph">The changing shape of provision on UK digital-focused education in schools can be profitably examined through several key developments. The first is Google leader Eric Schmidt’s speech as a MacTaggart lecture in Edinburgh in 2011, critiquing current computing provision, “Your IT curriculum focuses on teaching how to use software, but gives no insight into how it’s made” <text:reference-mark-start text:name="ZOTERO_ITEM CSL_CITATION {&quot;citationID&quot;:&quot;wlaipvgr&quot;,&quot;properties&quot;:{&quot;formattedCitation&quot;:&quot;(Schmidt, 2011:8)&quot;,&quot;plainCitation&quot;:&quot;(Schmidt, 2011:8)&quot;,&quot;noteIndex&quot;:0},&quot;citationItems&quot;:[{&quot;id&quot;:9630,&quot;uris&quot;:[&quot;http://zotero.org/users/1913249/items/BLSQ2RVC&quot;,[&quot;http://zotero.org/users/1913249/items/BLSQ2RVC&quot;]],&quot;itemData&quot;:{&quot;id&quot;:9630,&quot;type&quot;:&quot;webpage&quot;,&quot;abstract&quot;:&quot;Read the full text of the Google chief executive's keynote speech from the 2011 Edinburgh TV festival&quot;,&quot;container-title&quot;:&quot;The Guardian&quot;,&quot;language&quot;:&quot;en&quot;,&quot;note&quot;:&quot;section: Media&quot;,&quot;title&quot;:&quot;Eric Schmidt's MacTaggart lecture - full text&quot;,&quot;URL&quot;:&quot;http://www.theguardian.com/media/interactive/2011/aug/26/eric-schmidt-mactaggart-lecture-full-text&quot;,&quot;author&quot;:[{&quot;family&quot;:&quot;Schmidt&quot;,&quot;given&quot;:&quot;Eric&quot;}],&quot;accessed&quot;:{&quot;date-parts&quot;:[[&quot;2024&quot;,7,12]]},&quot;issued&quot;:{&quot;date-parts&quot;:[[&quot;2011&quot;,8,26]]},&quot;citation-key&quot;:&quot;schmidt_eric_2011&quot;},&quot;locator&quot;:&quot;8&quot;,&quot;prefix&quot;:&quot;&quot;}],&quot;schema&quot;:&quot;https://github.com/citation-style-language/schema/raw/master/csl-citation.json&quot;} RNDIDyHqACEcR"/>(Schmidt, 2011:8)<text:reference-mark-end text:name="ZOTERO_ITEM CSL_CITATION {&quot;citationID&quot;:&quot;wlaipvgr&quot;,&quot;properties&quot;:{&quot;formattedCitation&quot;:&quot;(Schmidt, 2011:8)&quot;,&quot;plainCitation&quot;:&quot;(Schmidt, 2011:8)&quot;,&quot;noteIndex&quot;:0},&quot;citationItems&quot;:[{&quot;id&quot;:9630,&quot;uris&quot;:[&quot;http://zotero.org/users/1913249/items/BLSQ2RVC&quot;,[&quot;http://zotero.org/users/1913249/items/BLSQ2RVC&quot;]],&quot;itemData&quot;:{&quot;id&quot;:9630,&quot;type&quot;:&quot;webpage&quot;,&quot;abstract&quot;:&quot;Read the full text of the Google chief executive's keynote speech from the 2011 Edinburgh TV festival&quot;,&quot;container-title&quot;:&quot;The Guardian&quot;,&quot;language&quot;:&quot;en&quot;,&quot;note&quot;:&quot;section: Media&quot;,&quot;title&quot;:&quot;Eric Schmidt's MacTaggart lecture - full text&quot;,&quot;URL&quot;:&quot;http://www.theguardian.com/media/interactive/2011/aug/26/eric-schmidt-mactaggart-lecture-full-text&quot;,&quot;author&quot;:[{&quot;family&quot;:&quot;Schmidt&quot;,&quot;given&quot;:&quot;Eric&quot;}],&quot;accessed&quot;:{&quot;date-parts&quot;:[[&quot;2024&quot;,7,12]]},&quot;issued&quot;:{&quot;date-parts&quot;:[[&quot;2011&quot;,8,26]]},&quot;citation-key&quot;:&quot;schmidt_eric_2011&quot;},&quot;locator&quot;:&quot;8&quot;,&quot;prefix&quot;:&quot;&quot;}],&quot;schema&quot;:&quot;https://github.com/citation-style-language/schema/raw/master/csl-citation.json&quot;} RNDIDyHqACEcR"/>. The second was a report “Shut Down or Restart?” by the Royal Society (RSA) [the_royal_society_shut_2012] released in early 2012. The report recommended steering the ICT curriculum towards computer science and programming, providing funding professional development and a greater inclusivity in computing education, and increased partnership work with computing professionals. In the same week Michael Gove [@-gove_michael_2012] <text:soft-page-break/>announced the scrapping the ICT curriclum. Finally, the new <text:span text:style-name="T3">computing</text:span> curriculum was released in 2013 to a mixed response <text:reference-mark-start text:name="ZOTERO_ITEM CSL_CITATION {&quot;citationID&quot;:&quot;qjepqsit&quot;,&quot;properties&quot;:{&quot;formattedCitation&quot;:&quot;(DFE, 2013)&quot;,&quot;plainCitation&quot;:&quot;(DFE, 2013)&quot;,&quot;noteIndex&quot;:0},&quot;citationItems&quot;:[{&quot;id&quot;:9620,&quot;uris&quot;:[&quot;http://zotero.org/users/1913249/items/B2FPAXQA&quot;,[&quot;http://zotero.org/users/1913249/items/B2FPAXQA&quot;]],&quot;itemData&quot;:{&quot;id&quot;:9620,&quot;type&quot;:&quot;article-journal&quot;,&quot;container-title&quot;:&quot;Retrieved July&quot;,&quot;note&quot;:&quot;Citation Key: dfe2013national&quot;,&quot;page&quot;:&quot;2014&quot;,&quot;title&quot;:&quot;National curriculum in England: computing programmes of study&quot;,&quot;volume&quot;:&quot;16&quot;,&quot;author&quot;:[{&quot;family&quot;:&quot;DFE&quot;,&quot;given&quot;:&quot;UK&quot;}],&quot;issued&quot;:{&quot;date-parts&quot;:[[&quot;2013&quot;]]},&quot;citation-key&quot;:&quot;dfe2013national&quot;},&quot;prefix&quot;:&quot;&quot;,&quot;suffix&quot;:&quot;&quot;}],&quot;schema&quot;:&quot;https://github.com/citation-style-language/schema/raw/master/csl-citation.json&quot;} RNDvADPBspGJ6"/>(DFE, 2013)<text:reference-mark-end text:name="ZOTERO_ITEM CSL_CITATION {&quot;citationID&quot;:&quot;qjepqsit&quot;,&quot;properties&quot;:{&quot;formattedCitation&quot;:&quot;(DFE, 2013)&quot;,&quot;plainCitation&quot;:&quot;(DFE, 2013)&quot;,&quot;noteIndex&quot;:0},&quot;citationItems&quot;:[{&quot;id&quot;:9620,&quot;uris&quot;:[&quot;http://zotero.org/users/1913249/items/B2FPAXQA&quot;,[&quot;http://zotero.org/users/1913249/items/B2FPAXQA&quot;]],&quot;itemData&quot;:{&quot;id&quot;:9620,&quot;type&quot;:&quot;article-journal&quot;,&quot;container-title&quot;:&quot;Retrieved July&quot;,&quot;note&quot;:&quot;Citation Key: dfe2013national&quot;,&quot;page&quot;:&quot;2014&quot;,&quot;title&quot;:&quot;National curriculum in England: computing programmes of study&quot;,&quot;volume&quot;:&quot;16&quot;,&quot;author&quot;:[{&quot;family&quot;:&quot;DFE&quot;,&quot;given&quot;:&quot;UK&quot;}],&quot;issued&quot;:{&quot;date-parts&quot;:[[&quot;2013&quot;]]},&quot;citation-key&quot;:&quot;dfe2013national&quot;},&quot;prefix&quot;:&quot;&quot;,&quot;suffix&quot;:&quot;&quot;}],&quot;schema&quot;:&quot;https://github.com/citation-style-language/schema/raw/master/csl-citation.json&quot;} RNDvADPBspGJ6"/>. However, while community responses were collected via a consultation, a clear consensus to avoid removal of too much digital literacy and creative project work was ignored in the final curriculum <text:reference-mark-start text:name="ZOTERO_ITEM CSL_CITATION {&quot;citationID&quot;:&quot;ccjoprhu&quot;,&quot;properties&quot;:{&quot;formattedCitation&quot;:&quot;(Twining, 2013)&quot;,&quot;plainCitation&quot;:&quot;(Twining, 2013)&quot;,&quot;noteIndex&quot;:0},&quot;citationItems&quot;:[{&quot;id&quot;:9616,&quot;uris&quot;:[&quot;http://zotero.org/users/1913249/items/T9KEDSZQ&quot;,[&quot;http://zotero.org/users/1913249/items/T9KEDSZQ&quot;]],&quot;itemData&quot;:{&quot;id&quot;:9616,&quot;type&quot;:&quot;post-weblog&quot;,&quot;container-title&quot;:&quot;EdFutures&quot;,&quot;title&quot;:&quot;We were consulted&quot;,&quot;URL&quot;:&quot;https://edfutures.net/index.php?title=We_were_consulted&quot;,&quot;author&quot;:[{&quot;family&quot;:&quot;Twining&quot;,&quot;given&quot;:&quot;Peter&quot;}],&quot;accessed&quot;:{&quot;date-parts&quot;:[[&quot;2024&quot;,7,11]]},&quot;issued&quot;:{&quot;date-parts&quot;:[[&quot;2013&quot;]]},&quot;citation-key&quot;:&quot;twining_we_2013&quot;},&quot;prefix&quot;:&quot;&quot;,&quot;suffix&quot;:&quot;&quot;}],&quot;schema&quot;:&quot;https://github.com/citation-style-language/schema/raw/master/csl-citation.json&quot;} RNDc6xUUmhsrr"/>(Twining, 2013)<text:reference-mark-end text:name="ZOTERO_ITEM CSL_CITATION {&quot;citationID&quot;:&quot;ccjoprhu&quot;,&quot;properties&quot;:{&quot;formattedCitation&quot;:&quot;(Twining, 2013)&quot;,&quot;plainCitation&quot;:&quot;(Twining, 2013)&quot;,&quot;noteIndex&quot;:0},&quot;citationItems&quot;:[{&quot;id&quot;:9616,&quot;uris&quot;:[&quot;http://zotero.org/users/1913249/items/T9KEDSZQ&quot;,[&quot;http://zotero.org/users/1913249/items/T9KEDSZQ&quot;]],&quot;itemData&quot;:{&quot;id&quot;:9616,&quot;type&quot;:&quot;post-weblog&quot;,&quot;container-title&quot;:&quot;EdFutures&quot;,&quot;title&quot;:&quot;We were consulted&quot;,&quot;URL&quot;:&quot;https://edfutures.net/index.php?title=We_were_consulted&quot;,&quot;author&quot;:[{&quot;family&quot;:&quot;Twining&quot;,&quot;given&quot;:&quot;Peter&quot;}],&quot;accessed&quot;:{&quot;date-parts&quot;:[[&quot;2024&quot;,7,11]]},&quot;issued&quot;:{&quot;date-parts&quot;:[[&quot;2013&quot;]]},&quot;citation-key&quot;:&quot;twining_we_2013&quot;},&quot;prefix&quot;:&quot;&quot;,&quot;suffix&quot;:&quot;&quot;}],&quot;schema&quot;:&quot;https://github.com/citation-style-language/schema/raw/master/csl-citation.json&quot;} RNDc6xUUmhsrr"/>. Preston <text:reference-mark-start text:name="ZOTERO_ITEM CSL_CITATION {&quot;citationID&quot;:&quot;xtsdrjuy&quot;,&quot;properties&quot;:{&quot;formattedCitation&quot;:&quot;(Preston, 2013)&quot;,&quot;plainCitation&quot;:&quot;(Preston, 2013)&quot;,&quot;noteIndex&quot;:0},&quot;citationItems&quot;:[{&quot;id&quot;:9625,&quot;uris&quot;:[&quot;http://zotero.org/users/1913249/items/6T7NR2QM&quot;,[&quot;http://zotero.org/users/1913249/items/6T7NR2QM&quot;]],&quot;itemData&quot;:{&quot;id&quot;:9625,&quot;type&quot;:&quot;article-journal&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DOI&quot;:&quot;10.1145/2465085.2465099&quot;,&quot;ISSN&quot;:&quot;2153-2184&quot;,&quot;issue&quot;:&quot;2&quot;,&quot;page&quot;:&quot;42–49&quot;,&quot;source&quot;:&quot;ACM Digital Library&quot;,&quot;title&quot;:&quot;Re-engineering the ICT profession: a global call for collective action&quot;,&quot;title-short&quot;:&quot;Re-engineering the ICT profession&quot;,&quot;URL&quot;:&quot;https://doi.org/10.1145/2465085.2465099&quot;,&quot;volume&quot;:&quot;4&quot;,&quot;author&quot;:[{&quot;family&quot;:&quot;Preston&quot;,&quot;given&quot;:&quot;Christina&quot;}],&quot;accessed&quot;:{&quot;date-parts&quot;:[[&quot;2024&quot;,7,11]]},&quot;issued&quot;:{&quot;date-parts&quot;:[[&quot;2013&quot;,6,1]]},&quot;citation-key&quot;:&quot;preston_re-engineering_2013&quot;},&quot;prefix&quot;:&quot;&quot;,&quot;suffix&quot;:&quot;&quot;}],&quot;schema&quot;:&quot;https://github.com/citation-style-language/schema/raw/master/csl-citation.json&quot;} RNDe5dbbdMFM8"/>(Preston, 2013)<text:reference-mark-end text:name="ZOTERO_ITEM CSL_CITATION {&quot;citationID&quot;:&quot;xtsdrjuy&quot;,&quot;properties&quot;:{&quot;formattedCitation&quot;:&quot;(Preston, 2013)&quot;,&quot;plainCitation&quot;:&quot;(Preston, 2013)&quot;,&quot;noteIndex&quot;:0},&quot;citationItems&quot;:[{&quot;id&quot;:9625,&quot;uris&quot;:[&quot;http://zotero.org/users/1913249/items/6T7NR2QM&quot;,[&quot;http://zotero.org/users/1913249/items/6T7NR2QM&quot;]],&quot;itemData&quot;:{&quot;id&quot;:9625,&quot;type&quot;:&quot;article-journal&quot;,&quot;abstract&quot;:&quot;Until recently, Korea and Israel were the only places where computer science in the strictest sense was taught in primary and secondary schools. But now, the United Kingdom coalition government is in a rush to introduce more coding because Eric Schmidt of Google criticized the information technology and communications curriculum, observing:&quot;,&quot;container-title&quot;:&quot;ACM Inroads&quot;,&quot;DOI&quot;:&quot;10.1145/2465085.2465099&quot;,&quot;ISSN&quot;:&quot;2153-2184&quot;,&quot;issue&quot;:&quot;2&quot;,&quot;page&quot;:&quot;42–49&quot;,&quot;source&quot;:&quot;ACM Digital Library&quot;,&quot;title&quot;:&quot;Re-engineering the ICT profession: a global call for collective action&quot;,&quot;title-short&quot;:&quot;Re-engineering the ICT profession&quot;,&quot;URL&quot;:&quot;https://doi.org/10.1145/2465085.2465099&quot;,&quot;volume&quot;:&quot;4&quot;,&quot;author&quot;:[{&quot;family&quot;:&quot;Preston&quot;,&quot;given&quot;:&quot;Christina&quot;}],&quot;accessed&quot;:{&quot;date-parts&quot;:[[&quot;2024&quot;,7,11]]},&quot;issued&quot;:{&quot;date-parts&quot;:[[&quot;2013&quot;,6,1]]},&quot;citation-key&quot;:&quot;preston_re-engineering_2013&quot;},&quot;prefix&quot;:&quot;&quot;,&quot;suffix&quot;:&quot;&quot;}],&quot;schema&quot;:&quot;https://github.com/citation-style-language/schema/raw/master/csl-citation.json&quot;} RNDe5dbbdMFM8"/> shares Twining’s perspective that Gove and Schmidt’s critique of previous ICT provision was misjudged, sharing a perspective that the ICT had been given a good kicking in part as a political football.</text:p>
      <text:p text:style-name="Text_20_body">A recent report by Kemp and colleagues <text:reference-mark-start text:name="ZOTERO_ITEM CSL_CITATION {&quot;citationID&quot;:&quot;oehwmmwm&quot;,&quot;properties&quot;:{&quot;formattedCitation&quot;:&quot;(Kemp et al., 2024)&quot;,&quot;plainCitation&quot;:&quot;(Kemp et al., 2024)&quot;,&quot;noteIndex&quot;:0},&quot;citationItems&quot;:[{&quot;id&quot;:9555,&quot;uris&quot;:[&quot;http://zotero.org/users/1913249/items/8U6BXM7H&quot;,[&quot;http://zotero.org/users/1913249/items/8U6BXM7H&quot;]],&quot;itemData&quot;:{&quot;id&quot;:9555,&quot;type&quot;:&quot;report&quot;,&quot;language&quot;:&quot;en&quot;,&quot;publisher&quot;:&quot;King's College London and University of Reading&quot;,&quot;source&quot;:&quot;Zotero&quot;,&quot;title&quot;:&quot;The future of computing education: Considerations for policy, curriculum and practice.&quot;,&quot;author&quot;:[{&quot;family&quot;:&quot;Kemp&quot;,&quot;given&quot;:&quot;Peter&quot;},{&quot;family&quot;:&quot;Wong&quot;,&quot;given&quot;:&quot;Billy&quot;},{&quot;family&quot;:&quot;Hamer&quot;,&quot;given&quot;:&quot;Jessica&quot;},{&quot;family&quot;:&quot;Copsey-Blake&quot;,&quot;given&quot;:&quot;Meggie&quot;}],&quot;issued&quot;:{&quot;date-parts&quot;:[[&quot;2024&quot;]]},&quot;citation-key&quot;:&quot;kemp_considerations_2024&quot;},&quot;prefix&quot;:&quot;&quot;,&quot;suffix&quot;:&quot;&quot;}],&quot;schema&quot;:&quot;https://github.com/citation-style-language/schema/raw/master/csl-citation.json&quot;} RNDAdENJVUJCf"/>(Kemp et al., 2024)<text:reference-mark-end text:name="ZOTERO_ITEM CSL_CITATION {&quot;citationID&quot;:&quot;oehwmmwm&quot;,&quot;properties&quot;:{&quot;formattedCitation&quot;:&quot;(Kemp et al., 2024)&quot;,&quot;plainCitation&quot;:&quot;(Kemp et al., 2024)&quot;,&quot;noteIndex&quot;:0},&quot;citationItems&quot;:[{&quot;id&quot;:9555,&quot;uris&quot;:[&quot;http://zotero.org/users/1913249/items/8U6BXM7H&quot;,[&quot;http://zotero.org/users/1913249/items/8U6BXM7H&quot;]],&quot;itemData&quot;:{&quot;id&quot;:9555,&quot;type&quot;:&quot;report&quot;,&quot;language&quot;:&quot;en&quot;,&quot;publisher&quot;:&quot;King's College London and University of Reading&quot;,&quot;source&quot;:&quot;Zotero&quot;,&quot;title&quot;:&quot;The future of computing education: Considerations for policy, curriculum and practice.&quot;,&quot;author&quot;:[{&quot;family&quot;:&quot;Kemp&quot;,&quot;given&quot;:&quot;Peter&quot;},{&quot;family&quot;:&quot;Wong&quot;,&quot;given&quot;:&quot;Billy&quot;},{&quot;family&quot;:&quot;Hamer&quot;,&quot;given&quot;:&quot;Jessica&quot;},{&quot;family&quot;:&quot;Copsey-Blake&quot;,&quot;given&quot;:&quot;Meggie&quot;}],&quot;issued&quot;:{&quot;date-parts&quot;:[[&quot;2024&quot;]]},&quot;citation-key&quot;:&quot;kemp_considerations_2024&quot;},&quot;prefix&quot;:&quot;&quot;,&quot;suffix&quot;:&quot;&quot;}],&quot;schema&quot;:&quot;https://github.com/citation-style-language/schema/raw/master/csl-citation.json&quot;} RNDAdENJVUJCf"/> on the future of computing education confirms some of these initial concerns about the 2013 computing curriculum and related exams. The report outlines the disparity and dropping numbers in the uptake of digital-related qualifications. A previous report, “After the Reboot” <text:reference-mark-start text:name="ZOTERO_ITEM CSL_CITATION {&quot;citationID&quot;:&quot;fmddjiyx&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VJFUhCOiEW"/>(Waite, 2017)<text:reference-mark-end text:name="ZOTERO_ITEM CSL_CITATION {&quot;citationID&quot;:&quot;fmddjiyx&quot;,&quot;properties&quot;:{&quot;formattedCitation&quot;:&quot;(Waite, 2017)&quot;,&quot;plainCitation&quot;:&quot;(Waite, 2017)&quot;,&quot;noteIndex&quot;:0},&quot;citationItems&quot;:[{&quot;id&quot;:3869,&quot;uris&quot;:[&quot;http://zotero.org/users/1913249/items/R4M4KKC8&quot;,[&quot;http://zotero.org/users/1913249/items/R4M4KKC8&quot;]],&quot;itemData&quot;:{&quot;id&quot;:3869,&quot;type&quot;:&quot;report&quot;,&quot;language&quot;:&quot;en&quot;,&quot;page&quot;:&quot;90&quot;,&quot;publisher&quot;:&quot;Royal Society&quot;,&quot;source&quot;:&quot;Zotero&quot;,&quot;title&quot;:&quot;Pedagogy in teaching Computer Science in schools: A Literature Review&quot;,&quot;URL&quot;:&quot;https://royalsociety.org/%7E/media/policy/projects/computing-education/literature-review-pedagogy-in-teaching.pdf&quot;,&quot;author&quot;:[{&quot;family&quot;:&quot;Waite&quot;,&quot;given&quot;:&quot;Jane&quot;}],&quot;issued&quot;:{&quot;date-parts&quot;:[[&quot;2017&quot;]]},&quot;citation-key&quot;:&quot;waite_pedagogy_2017&quot;},&quot;prefix&quot;:&quot;&quot;,&quot;suffix&quot;:&quot;&quot;}],&quot;schema&quot;:&quot;https://github.com/citation-style-language/schema/raw/master/csl-citation.json&quot;} RNDVJFUhCOiEW"/>, found that girls, ethnic minorities, and students of lower socio-economic status were all less likely to take computing as a subject at the GCSE level, in part due to cultural barriers and the relative difficulty of the subject. The review highlighted several areas of promise that needed more research that are relevant to this study including: game making as a way of increasing engagement in coding, use of design patterns to scaffold coding processes, and a greater focus on social and cultural aspects of coding. However, despite the report’s advocacy for game making and other digital projects to mitigate issues of exclusion, the structural limitations of the curriculum and computing exams remain. These factors have led may practitioners and researchers to investigate game making in more informal settings.</text:p>
      <text:h text:style-name="Heading_20_3" text:outline-level="3"><text:bookmark-start text:name="context-of-game-making-and-wider-digital-making-and-culture-home-and-informal-settings"/>Context of game making and wider digital making and culture home and informal settings<text:bookmark-end text:name="context-of-game-making-and-wider-digital-making-and-culture-home-and-informal-settings"/></text:h>
      <text:p text:style-name="First_20_paragraph">The contextual challenges in UK computing education outline above contrast with the positive developments in digital making, specifically through new software and hardware. The decline in participation in digital qualifications after curriculum changes highlights a mismatch between the curriculum and the opportunities provided by recent advancements. The affordable, compact, and hackable Raspberry Pi computer has opened new avenues for physical computing using the accessible Python language. In early 2013, MIT released Scratch 2.0, a block-coding tool for beginners, featuring an online editor and enhanced community interaction, including project remixing. Educators have adapted creative ‘sandbox’ games like Minecraft to develop design skills in a playful environment. Other accessible hardware, such as Makey Makey and Microbit, combine web-based block coding with simple physical computing. For more advanced learners, free web-based courses on authentic, text-based programming languages like Python and JavaScript added interactive elements to scaffold and motivate the acquisition of coding concepts and practical coding skills. A notable example is Code Academy.</text:p>
      <text:p text:style-name="Text_20_body">These tools and practices were mostly free both in terms of cost and through the use of open copyright licences, a characteristic that contributed to their widespread success adoption. The engagement of many teachers and enthusiastic volunteers in these initiatives these is documented the proliferation of videos, blog posts, and other resources sharing novel practice. This ground swell of community activity contributed to the already active Maker Movement ,as illustrated by events like Liverpool MakeFest which and Raspberry Jam events. These grassroots events <text:soft-page-break/>brought together teachers, professionals, young people and their families to engage with diverse new technologies in playful, empowering and technically challenging ways.</text:p>
      <text:h text:style-name="Heading_20_4" text:outline-level="4"><text:bookmark-start text:name="home-education-settings-as-a-site-of-research"/>Home education settings as a site of research<text:bookmark-end text:name="home-education-settings-as-a-site-of-research"/></text:h>
      <text:p text:style-name="First_20_paragraph">While home education is not a core focus of this thesis, it is a significant contextual factor in the research process. As such, I address key contextual factors that impact this study here. Research in schools settings is sometimes hampered by practical issues such as timetable considerations and lack of time for project work outside of the subject curriculum. These factors are largely absent when working with home educating families. An alignment with the needs of participants was also a relevant factor in this work with home educators, allowing for reciprocity in the research process. My engagement with game creation via coding stemmed a consultation with home educators as part of my university outreach and partnership work. To align with the interests of parents and children at the consultation asked if we could lead activities which drew on interest their children’s interest in digital games, Minecraft being a name example, to promote computer coding. Home educators’ motivations are explored more broadly in Chapter 2,</text:p>
      <text:h text:style-name="Heading_20_3" text:outline-level="3"><text:bookmark-start text:name="overview-of-barriers-to-game-making-which-apply-to-both-formal-and-non-formal-environments"/>Overview of barriers to game making which apply to both formal and non-formal environments<text:bookmark-end text:name="overview-of-barriers-to-game-making-which-apply-to-both-formal-and-non-formal-environments"/></text:h>
      <text:p text:style-name="First_20_paragraph">While the previous sections have addressed some of the opportunities and benefits of engaging in digital game making, there are significant barriers that affect both formal and informal contexts to varying extents. This section gives an overview of key issues related to the scope of this study. Technical barriers include the inherent complexity of coding and can be compounded by economic barriers that can prevent access to the software, hardware, or social environments needed to develop as a game maker. Identity-related barriers such as those related to gender, race, and class have been shown to negatively impact participation in digital making and more specifically game making. This research addresses each of these concerns at different stages of this thesis.</text:p>
      <text:h text:style-name="Heading_20_2" text:outline-level="2"><text:bookmark-start text:name="research-objectives-and-questions"/>3. Research objectives and questions<text:bookmark-end text:name="research-objectives-and-questions"/></text:h>
      <text:h text:style-name="Heading_20_3" text:outline-level="3"><text:bookmark-start text:name="research-objectives-recap-of-motivation"/>Research objectives &amp; Recap of motivation<text:bookmark-end text:name="research-objectives-recap-of-motivation"/></text:h>
      <text:p text:style-name="First_20_paragraph">Despite the many studies published on the benefits of game making for learning, particularly in the years 2013 to 2020, few contain detailed specifics of pedagogies or tool use when supporting learners in initial stages of game design. Additionally, many of the technologies used in past studies are no longer practical to use. This study aims to evaluate and build on relevant research, detailed in Chapter 2, and to update practices to use open-source, industry standard, web-technologies (HTML and JavaScript) with an aim to add longevity, authenticity, and extensibility to the game making toolset. In addition, this research proposes a clear but flexible pedagogy based around the use of gameplay design patterns, that has emerged from a responsive design process. These themes are continued in the design narrative of Chapter 4.</text:p>
      <text:p text:style-name="Text_20_body"><text:soft-page-break/>A personal motivation driving this research is to better understand my practice as an activist, community worker and practice-focused educator. As a practitioner, while I had a sense of what success felt like in creative media project work, I lacked clear language to communicate this either in the academic or practice based settings. This motivation has guided me towards existing research reflect on experiences of developing agency within a non-formal communities. In my past community training practice, I used terms like <text:span text:style-name="T3">empowerment</text:span> and promoting learners <text:span text:style-name="T3">choice</text:span>. As I used these terms in an academic context there was push back from colleagues - seeing choice as a term tainted by market driven trends in education. Instead, to help reflect on this issue, this thesis engages with a complex and dynamic picture of participant agency. This complexity is important to this thesis as it allows a full exploration of contextual factors at play, especially initial and emerging barriers to participation to undertaking project work. One research question of thesis addresses the process of developing agency within a community. While agency and autonomy have disputed, often inter-related definitions <text:reference-mark-start text:name="ZOTERO_ITEM CSL_CITATION {&quot;citationID&quot;:&quot;bcqjhicl&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koeTZEtZHA"/>(Huang and Benson, 2013; Matusov et al., 2016)<text:reference-mark-end text:name="ZOTERO_ITEM CSL_CITATION {&quot;citationID&quot;:&quot;bcqjhicl&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koeTZEtZHA"/>. In chapter 3, this study explores the following terms to guide later analysis: instrumental agency; relational agency ; and authorial agency.</text:p>
      <text:h text:style-name="Heading_20_3" text:outline-level="3"><text:bookmark-start text:name="research-questions---july-2024-1"/>Research Questions - July 2024<text:bookmark-end text:name="research-questions---july-2024-1"/></text:h>
      <text:list text:style-name="L11">
        <text:list-item>
          <text:p text:style-name="P12">What contradictions arose in participation in this research’s game coding processes and what pedagogical tools and processes are available to address these contradictions?</text:p>
        </text:list-item>
        <text:list-item>
          <text:p text:style-name="P12">How can game design patterns support the development of computational fluency in novices?</text:p>
        </text:list-item>
        <text:list-item>
          <text:p text:style-name="P12">How can learners build agency in an evolving community of game makers?</text:p>
        </text:list-item>
      </text:list>
      <text:h text:style-name="Heading_20_3" text:outline-level="3"><text:bookmark-start text:name="wider-implications-and-applications-of-the-research"/>Wider implications and applications of the research<text:bookmark-end text:name="wider-implications-and-applications-of-the-research"/></text:h>
      <text:p text:style-name="First_20_paragraph">To further understand research objectives it is important to situate the potential relevance of the outcomes of this research by exploring its potential audience and impact. Given the overall direction of this thesis, there are several possible audiences to which this is relevant. These include home educating families, teachers and facilitators, researchers in computing, and media production areas. To address this potential a concrete and detailed approach to describing the research is taken to allow for the communication of specifics of workshop practices and pedagogical approaches. Practitioners may find the narrative description of the design in Chapter 4 an accessible starting point for this work.</text:p>
      <text:p text:style-name="Text_20_body">Educational researchers may find the exploration of agency in this study of particular value. In Chapter 7 I employ recent advances in sociocultural interpretations of collective agency, transformative agency in particular, to analyse this community game making context. As such, while not theoretically novel, this work may form a useful, situated contribution to emerging work in this area.</text:p>
      <text:p text:style-name="Text_20_body">To return to the pedagogical outputs, to find out who may benefit from the proposed inclusive game making pedagogy it is of use to ask <text:span text:style-name="T3">who benefits from the success of the Game Making Movement?</text:span> The term Game Making Movement has not been widely applied, but its use by some writers indicates that a significant amount of research has been carried out as part of funded programs, not to mention extensive and creative efforts by professionals and volunteers alike to <text:soft-page-break/>incorporate this game making into educational experiences. There are diverse motivations to encourage in game making for learning. Examples are explore in more depth in Chapter 2, but include: supporting a stem-pipeline into industry, aims to develop digital literacy, to learning other school subjects or exploring ethical issues. When commercially or institutionally sponsored, some of the sponsors’ expectations may negatively impact the inclusivity of the learning environments in which game making happens. For examples, see Vossoughi and colleagues <text:reference-mark-start text:name="ZOTERO_ITEM CSL_CITATION {&quot;citationID&quot;:&quot;folvkgis&quot;,&quot;properties&quot;:{&quot;formattedCitation&quot;:&quot;(Vossoughi et al., 2016)&quot;,&quot;plainCitation&quot;:&quot;(Vossoughi et al., 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mCNygZl8JA"/>(Vossoughi et al., 2016)<text:reference-mark-end text:name="ZOTERO_ITEM CSL_CITATION {&quot;citationID&quot;:&quot;folvkgis&quot;,&quot;properties&quot;:{&quot;formattedCitation&quot;:&quot;(Vossoughi et al., 2016)&quot;,&quot;plainCitation&quot;:&quot;(Vossoughi et al., 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mCNygZl8JA"/> critique of maker movement and the potentially negative impact of the positivist, industry-focused STEM agenda on inclusive practice. This study aims to lean in the other direction and prioritise learner agency. However, the developing of computational fluency in learners is of broad utility to varied streams and motivations. As such, the pedagogy and toolset to facilitate game making should be used broadly.</text:p>
      <text:h text:style-name="Heading_20_2" text:outline-level="2"><text:bookmark-start text:name="introduction-to-theoretical-framework"/>4. Introduction to theoretical framework<text:bookmark-end text:name="introduction-to-theoretical-framework"/></text:h>
      <text:p text:style-name="First_20_paragraph">Choosing a theoretical framework which aligns with the goals of the research questions is an important decision in undertaking a PhD study. In my role as both a practitioner and a researcher, it was vital to select a framework that could incorporate potential complications within the research process. The focus of the research required a framework containing concepts able to the following: analyse the evolution of participant agency in the learning process, accommodate authentic learning contexts, conceptualise barriers to participation, and support a mutual approach to involving the community in design changes. To meet these needs I have chosen cultural historical activity theory (CHAT) and supplemented it with specific techniques of design-based research (DBR). The following sections give a short overview of these frameworks in relation to these needs. They are explored in depth in Chapter 3.</text:p>
      <text:h text:style-name="Heading_20_4" text:outline-level="4"><text:bookmark-start text:name="why-not-use-constructionism"/>(Why not use constructionism)<text:bookmark-end text:name="why-not-use-constructionism"/></text:h>
      <text:p text:style-name="First_20_paragraph">Constructionism is a popular guiding theory in game making studies, illustrated in particular, by Kafai and colleagues outlining the value of making <text:span text:style-name="T3">constructionist</text:span> games [kafai_constructionist_2015]. Despite the value of these contributions to this domain of research, this section explains why I have chosen activity theory as a better fit for the aims of this thesis. I have been inspired by Papert and colleagues celebration of concrete approaches to creating digital project bricolage approaches and pioneering work of the resulting constructionist school, centred around MIT media lab, in design software and tools for students to learn in exploratory, project oriented ways. While constructionism has been used as a “epistemological paradigm, a learning theory and a design framework” <text:reference-mark-start text:name="ZOTERO_ITEM CSL_CITATION {&quot;citationID&quot;:&quot;cwsblzsf&quot;,&quot;properties&quot;:{&quot;formattedCitation&quot;:&quot;(Kynigos, 2015)&quot;,&quot;plainCitation&quot;:&quot;(Kynigos, 2015)&quot;,&quot;noteIndex&quot;:0},&quot;citationItems&quot;:[{&quot;id&quot;:1992,&quot;uris&quot;:[&quot;http://zotero.org/users/1913249/items/EKCW7BEJ&quot;,[&quot;http://zotero.org/users/1913249/items/EKCW7BEJ&quot;]],&quot;itemData&quot;:{&quot;id&quot;:1992,&quot;type&quot;:&quot;book&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note&quot;:&quot;DOI: 10.1007/978-3-319-17187-6_24&quot;,&quot;source&quot;:&quot;ResearchGate&quot;,&quot;title&quot;:&quot;Constructionism: Theory of Learning or Theory of Design?&quot;,&quot;title-short&quot;:&quot;Constructionism&quot;,&quot;author&quot;:[{&quot;family&quot;:&quot;Kynigos&quot;,&quot;given&quot;:&quot;Chronis&quot;}],&quot;issued&quot;:{&quot;date-parts&quot;:[[&quot;2015&quot;,1,1]]},&quot;citation-key&quot;:&quot;kynigos_constructionism:_2015&quot;},&quot;prefix&quot;:&quot;&quot;,&quot;suffix&quot;:&quot;&quot;}],&quot;schema&quot;:&quot;https://github.com/citation-style-language/schema/raw/master/csl-citation.json&quot;} RND7saurB8JRb"/>(Kynigos, 2015)<text:reference-mark-end text:name="ZOTERO_ITEM CSL_CITATION {&quot;citationID&quot;:&quot;cwsblzsf&quot;,&quot;properties&quot;:{&quot;formattedCitation&quot;:&quot;(Kynigos, 2015)&quot;,&quot;plainCitation&quot;:&quot;(Kynigos, 2015)&quot;,&quot;noteIndex&quot;:0},&quot;citationItems&quot;:[{&quot;id&quot;:1992,&quot;uris&quot;:[&quot;http://zotero.org/users/1913249/items/EKCW7BEJ&quot;,[&quot;http://zotero.org/users/1913249/items/EKCW7BEJ&quot;]],&quot;itemData&quot;:{&quot;id&quot;:1992,&quot;type&quot;:&quot;book&quot;,&quot;abstract&quot;:&quot;Constructionism has established itself as an epistemological paradigm, a learning theory and a design framework, harnessing digital technologies as expressive media for students' generation of mathematical meanings individually and collaboratively. It was firstly elaborated in conjunction with the advent of digital media designed to be used for engagement with mathematics. Constructionist theory has since then been continually evolving dynamically and has extended its functionality from a structural set of lens to explanation and guidance for action. As a learning theory, the constructionist paradigm is unique in its attention to the ways in which meanings are generated during individual and collective bricolage with digital artefacts, influenced by negotiated changes students make to these artefacts and giving emphasis to ownership and production. The artefacts themselves constitute expressions of mathematical meanings and at the same time students continually express meanings by modulating them. As a design theory it has lent itself to a range of contexts such as the design of constructionist-minded interventions in schooling, the design of new constructionist media involving different kinds of expertise and the design of artifacts and activity plans by teachers as a means of professional development individually and in collective reflection contexts. It has also been used as a lens to study learning as a process of design. This paper will discuss some of the constructs which have or are emerging from the evolution of the theory and others which were seen as particularly useful in this process. Amongst them are the constructs of meaning generation through situated abstractions, re-structurations, half-baked microworlds, and the design and use of artifacts as boundary objects designed to facilitate crossings across community norms. It will provide examples from research in which I have been involved where the operationalization of these constructs enabled design and analysis of the data. It will further attempt to forge some connections with constructs which emerged from other theoretical frameworks in mathematics education and have not been used extensively in constructionist research, such as didactical design and guidance as seen through the lens of Anthropological Theory from the French school and the Theory of Instrumental Genesis.&quot;,&quot;note&quot;:&quot;DOI: 10.1007/978-3-319-17187-6_24&quot;,&quot;source&quot;:&quot;ResearchGate&quot;,&quot;title&quot;:&quot;Constructionism: Theory of Learning or Theory of Design?&quot;,&quot;title-short&quot;:&quot;Constructionism&quot;,&quot;author&quot;:[{&quot;family&quot;:&quot;Kynigos&quot;,&quot;given&quot;:&quot;Chronis&quot;}],&quot;issued&quot;:{&quot;date-parts&quot;:[[&quot;2015&quot;,1,1]]},&quot;citation-key&quot;:&quot;kynigos_constructionism:_2015&quot;},&quot;prefix&quot;:&quot;&quot;,&quot;suffix&quot;:&quot;&quot;}],&quot;schema&quot;:&quot;https://github.com/citation-style-language/schema/raw/master/csl-citation.json&quot;} RND7saurB8JRb"/>, it is the latter that I find most productive due to its comparative weakness as a more general theoretical framework. Constructionist-focused research has historically focused on the affordances of researcher-created toolkits to develop a personal understandings of knowledge <text:reference-mark-start text:name="ZOTERO_ITEM CSL_CITATION {&quot;citationID&quot;:&quot;blurldpp&quot;,&quot;properties&quot;:{&quot;formattedCitation&quot;:&quot;(2016)&quot;,&quot;plainCitation&quot;:&quot;(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gy8xirgdQQ"/>(2016)<text:reference-mark-end text:name="ZOTERO_ITEM CSL_CITATION {&quot;citationID&quot;:&quot;blurldpp&quot;,&quot;properties&quot;:{&quot;formattedCitation&quot;:&quot;(2016)&quot;,&quot;plainCitation&quot;:&quot;(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gy8xirgdQQ"/>. While, in recent years researchers from constructionist school have addressed some of underlying issues by noting importance a situated and critical approach to game making studies <text:reference-mark-start text:name="ZOTERO_ITEM CSL_CITATION {&quot;citationID&quot;:&quot;pgvbcyem&quot;,&quot;properties&quot;:{&quot;formattedCitation&quot;:&quot;(Kafai et al., 2020; Kafai and Proctor, 2022)&quot;,&quot;plainCitation&quot;:&quot;(Kafai et al., 2020; Kafai and Proctor, 2022)&quot;,&quot;noteIndex&quot;:0},&quot;citationItems&quot;:[{&quot;id&quot;:9599,&quot;uris&quot;:[&quot;http://zotero.org/users/1913249/items/EVLUTKD8&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suffix&quot;:&quot;&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2J3DYVD6gW"/>(Kafai et al., 2020; Kafai and Proctor, 2022)<text:reference-mark-end text:name="ZOTERO_ITEM CSL_CITATION {&quot;citationID&quot;:&quot;pgvbcyem&quot;,&quot;properties&quot;:{&quot;formattedCitation&quot;:&quot;(Kafai et al., 2020; Kafai and Proctor, 2022)&quot;,&quot;plainCitation&quot;:&quot;(Kafai et al., 2020; Kafai and Proctor, 2022)&quot;,&quot;noteIndex&quot;:0},&quot;citationItems&quot;:[{&quot;id&quot;:9599,&quot;uris&quot;:[&quot;http://zotero.org/users/1913249/items/EVLUTKD8&quot;,[&quot;http://zotero.org/users/1913249/items/EVLUTKD8&quot;]],&quot;itemData&quot;:{&quot;id&quot;:9599,&quot;type&quot;:&quot;article-journal&quot;,&quot;abstract&quot;:&quot;Over the past decade, initiatives around the world have introduced computing into K–12 education under the umbrella of computational thinking. While initial implementations focused on skills and knowledge for college and career readiness, more recent framings include situated computational thinking (identity, participation, creative expression) and critical computational thinking (political and ethical impacts of computing, justice). This expansion reflects a revaluation of what it means for learners to be computationally-literate in the 21st century. We review the current landscape of K–12 computing education, discuss interactions between different framings of computational thinking, and consider how an encompassing framework of computational literacies clarifies the importance of computing for broader K–12 educational priorities as well as key unresolved issues.&quot;,&quot;container-title&quot;:&quot;Educational Researcher&quot;,&quot;DOI&quot;:&quot;10.3102/0013189X211057904&quot;,&quot;ISSN&quot;:&quot;0013-189X&quot;,&quot;issue&quot;:&quot;2&quot;,&quot;language&quot;:&quot;en&quot;,&quot;note&quot;:&quot;publisher: American Educational Research Association&quot;,&quot;page&quot;:&quot;146-151&quot;,&quot;source&quot;:&quot;SAGE Journals&quot;,&quot;title&quot;:&quot;A Revaluation of Computational Thinking in K–12 Education: Moving Toward Computational Literacies&quot;,&quot;title-short&quot;:&quot;A Revaluation of Computational Thinking in K–12 Education&quot;,&quot;URL&quot;:&quot;https://doi.org/10.3102/0013189X211057904&quot;,&quot;volume&quot;:&quot;51&quot;,&quot;author&quot;:[{&quot;family&quot;:&quot;Kafai&quot;,&quot;given&quot;:&quot;Yasmin B.&quot;},{&quot;family&quot;:&quot;Proctor&quot;,&quot;given&quot;:&quot;Chris&quot;}],&quot;accessed&quot;:{&quot;date-parts&quot;:[[&quot;2024&quot;,7,10]]},&quot;issued&quot;:{&quot;date-parts&quot;:[[&quot;2022&quot;,3,1]]},&quot;citation-key&quot;:&quot;kafai_revaluation_2022&quot;},&quot;prefix&quot;:&quot;&quot;,&quot;suffix&quot;:&quot;&quot;},{&quot;id&quot;:9164,&quot;uris&quot;:[&quot;http://zotero.org/users/1913249/items/RBTRL696&quot;,[&quot;http://zotero.org/users/1913249/items/RBTRL696&quot;]],&quot;itemData&quot;:{&quot;id&quot;:9164,&quot;type&quot;:&quot;article-journal&quot;,&quot;container-title&quot;:&quot;ACM Inroads&quot;,&quot;DOI&quot;:&quot;10.1145/3381887&quot;,&quot;ISSN&quot;:&quot;2153-2184&quot;,&quot;issue&quot;:&quot;1&quot;,&quot;journalAbbreviation&quot;:&quot;ACM Inroads&quot;,&quot;page&quot;:&quot;44–53&quot;,&quot;source&quot;:&quot;ACM Digital Library&quot;,&quot;title&quot;:&quot;From theory bias to theory dialogue: embracing cognitive, situated, and critical framings of computational thinking in K-12 CS education&quot;,&quot;title-short&quot;:&quot;From theory bias to theory dialogue&quot;,&quot;URL&quot;:&quot;https://dl.acm.org/doi/10.1145/3381887&quot;,&quot;volume&quot;:&quot;11&quot;,&quot;author&quot;:[{&quot;family&quot;:&quot;Kafai&quot;,&quot;given&quot;:&quot;Yasmin&quot;},{&quot;family&quot;:&quot;Proctor&quot;,&quot;given&quot;:&quot;Chris&quot;},{&quot;family&quot;:&quot;Lui&quot;,&quot;given&quot;:&quot;Debora&quot;}],&quot;accessed&quot;:{&quot;date-parts&quot;:[[&quot;2023&quot;,12,21]]},&quot;issued&quot;:{&quot;date-parts&quot;:[[&quot;2020&quot;,2,13]]},&quot;citation-key&quot;:&quot;kafai_theory_2020&quot;},&quot;prefix&quot;:&quot;&quot;,&quot;suffix&quot;:&quot;&quot;}],&quot;schema&quot;:&quot;https://github.com/citation-style-language/schema/raw/master/csl-citation.json&quot;} RND2J3DYVD6gW"/>, activity theory as a theoretical framework augments this a situated perspective on learning with tools to study the impact of past cultural activity of participants on present, emergent activity. CHAT also provides powerful concepts to explore a complex and <text:soft-page-break/>dynamic picture of participant agency. Key characteristics of constructionist design principles are explored in Chapter 2 where I acknowledge their significant contribution to the evolution of the learning design outlined in Chapter 4. In these chapters, I also compare these principles with similar concepts used by sociocultural research in HCI studies, for example Nardi and Kaptelin’s interpretation of affordances as a from of mediated action [kaptelinin_affordances_2012].</text:p>
      <text:h text:style-name="Heading_20_3" text:outline-level="3"><text:bookmark-start text:name="cultural-historical-activity-theory"/>(Cultural historical activity theory)<text:bookmark-end text:name="cultural-historical-activity-theory"/></text:h>
      <text:p text:style-name="First_20_paragraph">In the interests of evaluation the pedagogical possibilities of new software, hardware and coding environments, researchers frequently adopt a position as a practitioner or co-facilitator of a novel learning design a researcher of the process. Thus a concept of learning or processes that is dynamic and open to change is needed. In addition, this study, in part, explores ways in which how the motivational characteristics and navigational affordances of enthusiast and home based game making can be brought into more structured educational environments. CHAT provides an appropriate means to achieve this through its perspective of interacting systems of activity where the values and actions of one system can impact activity in another.</text:p>
      <text:p text:style-name="Text_20_body">CHAT’s rich vocabulary to describe barriers, resolutions and online going tensions in on-going project work is potentially productive in this study. The focus of barriers to participation and strategies to address them is covered by RQ1 using the phrase ‘<text:span text:style-name="T3">what contradictions arose in participation</text:span>’. The term contradiction is a significant in the school of research known as cultural historical activity theory (CHAT), encompassing a variety of concepts including barriers, contextual drivers and drags, interventions for change, and tensions which emerge between different elements of the activity in question.</text:p>
      <text:p text:style-name="Text_20_body">CHAT is optimistic but realistic in its focus on change. It approaches activity in a systemic way and contains tools to address and discuss issues of unintended consequences and push back against interventions. This is of particular relevance to the domain of technology use which is a feature of this study. As these new technologies can provide communities with tools to leverage new opportunities in a way which gives participants greater agency, a research framework which contains a toolset of concepts to describe and analyse varied dimensions of agency is beneficial. As agency and autonomy have disputed, often inter-related definitions <text:reference-mark-start text:name="ZOTERO_ITEM CSL_CITATION {&quot;citationID&quot;:&quot;uqviffpc&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ycNbAEa29p"/>(Huang and Benson, 2013; Matusov et al., 2016)<text:reference-mark-end text:name="ZOTERO_ITEM CSL_CITATION {&quot;citationID&quot;:&quot;uqviffpc&quot;,&quot;properties&quot;:{&quot;formattedCitation&quot;:&quot;(Huang and Benson, 2013; Matusov et al., 2016)&quot;,&quot;plainCitation&quot;:&quot;(Huang and Benson, 2013; Matusov et al., 2016)&quot;,&quot;noteIndex&quot;:0},&quot;citationItems&quot;:[{&quot;id&quot;:8822,&quot;uris&quot;:[&quot;http://zotero.org/users/1913249/items/PSMR8LFN&quot;,[&quot;http://zotero.org/users/1913249/items/PSMR8LFN&quot;]],&quot;itemData&quot;:{&quot;id&quot;:8822,&quot;type&quot;:&quot;article-journal&quot;,&quot;abstract&quot;:&quot;This paper reviews key constructs explored in this special issue of Chinese Journal of Applied Linguistics, including autonomy, agency and identity in foreign/second language education. We first explore and compare, in relatively greater depth, the complex meanings of the two similar concepts of autonomy and agency. In discussing autonomy, we start with an analysis of the meaning of capacity and control in Benson’s (2011) broad definition of autonomy as a capacity to take control of one’s own learning, and briefly look at related issues of learner agendas and affordances. Based on a close scrutiny of the concept of agency, we propose that autonomy and agency are best treated as distinct concepts in terms of the degree of effective control over the learning-teaching process. Following a close examination of the two similar concepts of autonomy and agency, we discuss the concept of identity and finally the interrelatedness among these major concepts of autonomy, agency, and identity in language education.&quot;,&quot;container-title&quot;:&quot;Chinese Journal of Applied Linguistics&quot;,&quot;DOI&quot;:&quot;10.1515/cjal-2013-0002&quot;,&quot;ISSN&quot;:&quot;2192-9513, 2192-9505&quot;,&quot;issue&quot;:&quot;1&quot;,&quot;language&quot;:&quot;en&quot;,&quot;source&quot;:&quot;DOI.org (Crossref)&quot;,&quot;title&quot;:&quot;Autonomy, Agency and Identity in Foreign and Second Language Education&quot;,&quot;URL&quot;:&quot;https://www.degruyter.com/document/doi/10.1515/cjal-2013-0002/html&quot;,&quot;volume&quot;:&quot;36&quot;,&quot;author&quot;:[{&quot;family&quot;:&quot;Huang&quot;,&quot;given&quot;:&quot;Jing (Peter)&quot;},{&quot;family&quot;:&quot;Benson&quot;,&quot;given&quot;:&quot;Phil&quot;}],&quot;accessed&quot;:{&quot;date-parts&quot;:[[&quot;2023&quot;,6,19]]},&quot;issued&quot;:{&quot;date-parts&quot;:[[&quot;2013&quot;,1,2]]},&quot;citation-key&quot;:&quot;huang_autonomy_2013&quot;},&quot;prefix&quot;:&quot;&quot;,&quot;suffix&quot;:&quot;&quot;},{&quot;id&quot;:8819,&quot;uris&quot;:[&quot;http://zotero.org/users/1913249/items/ZU33LZ9E&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uffix&quot;:&quot;&quot;}],&quot;schema&quot;:&quot;https://github.com/citation-style-language/schema/raw/master/csl-citation.json&quot;} RNDycNbAEa29p"/>, in Chapter 3 I explore dimensions and terms related to agency more precisely within the wider framework of activity theory.</text:p>
      <text:p text:style-name="Text_20_body">In addition, due to value of and importance of participants home use of technologies and experiences of learning, it is useful to adopt a research process in which involves participants in the evolving learning design then are engaging with and in turn the overall direction of the research process. This study outlines ways in which working with participants has yielded important contributions of novel ideas. To achieve this, I have supplemented the use of activity theory with the use of design based research (DBR) techniques.</text:p>
      <text:h text:style-name="Heading_20_3" text:outline-level="3"><text:bookmark-start text:name="on-design-based-research-dbr"/><text:soft-page-break/>(On Design-based research (DBR))<text:bookmark-end text:name="on-design-based-research-dbr"/></text:h>
      <text:p text:style-name="First_20_paragraph">Design based research is not a uniform practice with set methodology but there is a general consensus in guiding principles. For Sandoval <text:reference-mark-start text:name="ZOTERO_ITEM CSL_CITATION {&quot;citationID&quot;:&quot;eoajjhtg&quot;,&quot;properties&quot;:{&quot;formattedCitation&quot;:&quot;(2014)&quot;,&quot;plainCitation&quot;:&quot;(2014)&quot;,&quot;noteIndex&quot;:0},&quot;citationItems&quot;:[{&quot;id&quot;:9476,&quot;uris&quot;:[&quot;http://zotero.org/users/1913249/items/LFJJQN76&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HECImioCFa"/>(2014)<text:reference-mark-end text:name="ZOTERO_ITEM CSL_CITATION {&quot;citationID&quot;:&quot;eoajjhtg&quot;,&quot;properties&quot;:{&quot;formattedCitation&quot;:&quot;(2014)&quot;,&quot;plainCitation&quot;:&quot;(2014)&quot;,&quot;noteIndex&quot;:0},&quot;citationItems&quot;:[{&quot;id&quot;:9476,&quot;uris&quot;:[&quot;http://zotero.org/users/1913249/items/LFJJQN76&quot;,[&quot;http://zotero.org/users/1913249/items/LFJJQN76&quot;]],&quot;itemData&quot;:{&quot;id&quot;:9476,&quot;type&quot;:&quot;article-journal&quot;,&quot;abstract&quot;:&quot;Design research is strongly associated with the learning sciences community, and in the 2 decades since its conception it has become broadly accepted. Yet within and without the learning sciences there remains confusion about how to do design research, with most scholarship on the approach describing what it is rather than how to do it. This article describes a technique for mapping conjectures through a learning environment design, distinguishing conjectures about how the design should function from theoretical conjectures that explain how that function produces intended outcomes.&quot;,&quot;container-title&quot;:&quot;Journal of the Learning Sciences&quot;,&quot;DOI&quot;:&quot;10.1080/10508406.2013.778204&quot;,&quot;ISSN&quot;:&quot;1050-8406&quot;,&quot;issue&quot;:&quot;1&quot;,&quot;note&quot;:&quot;publisher: Routledge\n_eprint: https://doi.org/10.1080/10508406.2013.778204&quot;,&quot;page&quot;:&quot;18–36&quot;,&quot;source&quot;:&quot;Taylor and Francis+NEJM&quot;,&quot;title&quot;:&quot;Conjecture Mapping: An Approach to Systematic Educational Design Research&quot;,&quot;title-short&quot;:&quot;Conjecture Mapping&quot;,&quot;URL&quot;:&quot;https://doi.org/10.1080/10508406.2013.778204&quot;,&quot;volume&quot;:&quot;23&quot;,&quot;author&quot;:[{&quot;family&quot;:&quot;Sandoval&quot;,&quot;given&quot;:&quot;William&quot;}],&quot;accessed&quot;:{&quot;date-parts&quot;:[[&quot;2024&quot;,5,22]]},&quot;issued&quot;:{&quot;date-parts&quot;:[[&quot;2014&quot;,1,2]]},&quot;citation-key&quot;:&quot;sandoval_conjecture_2014&quot;},&quot;suppress-author&quot;:true,&quot;prefix&quot;:&quot;&quot;,&quot;suffix&quot;:&quot;&quot;}],&quot;schema&quot;:&quot;https://github.com/citation-style-language/schema/raw/master/csl-citation.json&quot;} RNDHECImioCFa"/>, these involve joint work on a project and theoretical refinement, iterative design process involving phases of planning delivery, evaluation working towards outcomes of interest. While DBR is explored in a more nuanced way in Chapter 3, it is worth noting at this stage that it provides practical tools which are complementary with CHAT, to undertake and to represent complex learning designs taking place in authentic learning environments. In particular, DBR provides means to fulfil a key motivation of this research, to guide and to represent the evolution of a useful game making pedagogy. As remarked earlier, the format of academic research papers, even those focused on practice, often eschews methodological detail in favour of analysis and results. Hoadley notes “the usual study presents a technology fully formed as if it had risen from the oceans like Venus herself” <text:reference-mark-start text:name="ZOTERO_ITEM CSL_CITATION {&quot;citationID&quot;:&quot;vqqnkjsu&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GxNvStNJ0T"/>(Hoadley, 2002)<text:reference-mark-end text:name="ZOTERO_ITEM CSL_CITATION {&quot;citationID&quot;:&quot;vqqnkjsu&quot;,&quot;properties&quot;:{&quot;formattedCitation&quot;:&quot;(Hoadley, 2002)&quot;,&quot;plainCitation&quot;:&quot;(Hoadley, 2002)&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quot;}],&quot;schema&quot;:&quot;https://github.com/citation-style-language/schema/raw/master/csl-citation.json&quot;} RNDGxNvStNJ0T"/>. To address this issue Chapter 4 of this thesis incorporates a design narrative, a process adopted from DBR, which I explain and justify in Chapters 3.</text:p>
      <text:h text:style-name="Heading_20_2" text:outline-level="2"><text:bookmark-start text:name="the-significance-of-the-thesis-and-its-limitations"/>5. The significance of the thesis and its limitations<text:bookmark-end text:name="the-significance-of-the-thesis-and-its-limitations"/></text:h>
      <text:h text:style-name="Heading_20_3" text:outline-level="3"><text:bookmark-start text:name="the-challenge-of-maintaining-focus-in-this-phd-process"/>The challenge of maintaining focus in this PhD process<text:bookmark-end text:name="the-challenge-of-maintaining-focus-in-this-phd-process"/></text:h>
      <text:p text:style-name="First_20_paragraph">Creating a design experiment with several iterations created not only large amounts of research materials. This presented not only challenges of how to prioritise data gathered (Chapter 4), but in addition the rich set of experiences and educational tools created made it difficult to disentangle the interplay of contributing elements to choose a focus suitable for a targeted PhD dissertation.</text:p>
      <text:p text:style-name="Text_20_body">Beyond this chapter however I do prioritise key elements of the experience and disregard large amounts of the data gathered. I focus on two main sessions out of twelve recorded, putting to one side completely comparative data using a different coding tool. I have also put to one side a line of inquiry exploring a drama process introduced in the third phase of the design. Instead, the main prioritisation is represented in the research questions: that being, the use of gameplay design patterns, and their relationship with emerging participant agency. Even this more limited focus, still contains a rich interplay of diverse tool use, varied of and a study of different dimensions of agency shown by participants. While, at times, this diversity may ask a lot of the reader to follow, it is justifiable due to the complex nature of the learning experiences involved.</text:p>
      <text:h text:style-name="Heading_20_3" text:outline-level="3"><text:bookmark-start text:name="contribution-to-knowledge-of-this-thesis"/>Contribution to knowledge of this thesis<text:bookmark-end text:name="contribution-to-knowledge-of-this-thesis"/></text:h>
      <text:p text:style-name="First_20_paragraph">While there has been a large body of research on the value and practice of game making for educational purposes, it is a dynamic landscape which has many areas which merit additional research. This study is novel in its approach of using a JavaScript game library in a code playground coding environment as a tool for novices.</text:p>
      <text:p text:style-name="Text_20_body">While the theme of collaborative pedagogies and social practices are well explore in literature on game making, the process of creating a game making community are under-represented. Few <text:soft-page-break/>addressing an explicit intention to nurture a community of game makers or details how the process of community formation occurred. While this wider community formation is not the main focus of this study, it is a thread which is explored here through the lens of collective agency. In order to capture and analyse the process of social and cultural development happening in the fledgling community I have used methods of data collection and analysis which I feel may be useful to share as a contribution to the field. Chapter 4 details the methodology of recording a dynamic picture of cultural interactions. Of particular novel interest may be the use of concurrent, side-by-side analysis of capture of what was happening on participants computer screens and 360 video recordings of the room interactions.</text:p>
      <text:p text:style-name="Text_20_body">Turning to the issue of dissemination, the process of sharing details of pedagogical practice for and audience of researchers and practitioners is complicated. As previously described, many game making studies mentioned also omit descriptions of pedagogies used. Illingworth’s review <text:reference-mark-start text:name="ZOTERO_ITEM CSL_CITATION {&quot;citationID&quot;:&quot;ahgrweir&quot;,&quot;properties&quot;:{&quot;formattedCitation&quot;:&quot;(Illingworth, 2017)&quot;,&quot;plainCitation&quot;:&quot;(Illingworth, 2017)&quot;,&quot;noteIndex&quot;:0},&quot;citationItems&quot;:[{&quot;id&quot;:9581,&quot;uris&quot;:[&quot;http://zotero.org/users/1913249/items/ZBN3I6KZ&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uffix&quot;:&quot;&quot;}],&quot;schema&quot;:&quot;https://github.com/citation-style-language/schema/raw/master/csl-citation.json&quot;} RND1fVK86FlJM"/>(Illingworth, 2017)<text:reference-mark-end text:name="ZOTERO_ITEM CSL_CITATION {&quot;citationID&quot;:&quot;ahgrweir&quot;,&quot;properties&quot;:{&quot;formattedCitation&quot;:&quot;(Illingworth, 2017)&quot;,&quot;plainCitation&quot;:&quot;(Illingworth, 2017)&quot;,&quot;noteIndex&quot;:0},&quot;citationItems&quot;:[{&quot;id&quot;:9581,&quot;uris&quot;:[&quot;http://zotero.org/users/1913249/items/ZBN3I6KZ&quot;,[&quot;http://zotero.org/users/1913249/items/ZBN3I6KZ&quot;]],&quot;itemData&quot;:{&quot;id&quot;:9581,&quot;type&quot;:&quot;post-weblog&quot;,&quot;abstract&quot;:&quot;Connected Gaming - What  Making  Video Games Can Teach Us about Learning and Literacy  By Yasmin B. Kafai and Quinn Burke  MIT Press, 2016.&amp;nbsp; ISBN: 9780262035378   This book presents an introduction to the ‘Connected Gaming’ approach of using video games for learning, advocating for an integ&quot;,&quot;container-title&quot;:&quot;Manchester Game Centre&quot;,&quot;language&quot;:&quot;en-US&quot;,&quot;title&quot;:&quot;Review of Connected Gaming&quot;,&quot;URL&quot;:&quot;https://manchestergamecentre.org/blog-db/book-review-connected-gaming&quot;,&quot;author&quot;:[{&quot;family&quot;:&quot;Illingworth&quot;,&quot;given&quot;:&quot;Sam&quot;}],&quot;accessed&quot;:{&quot;date-parts&quot;:[[&quot;2024&quot;,7,10]]},&quot;issued&quot;:{&quot;date-parts&quot;:[[&quot;2017&quot;,1,31]]},&quot;citation-key&quot;:&quot;illingworth_review_2017&quot;},&quot;prefix&quot;:&quot;&quot;,&quot;suffix&quot;:&quot;&quot;}],&quot;schema&quot;:&quot;https://github.com/citation-style-language/schema/raw/master/csl-citation.json&quot;} RND1fVK86FlJM"/> of Kafai and Burke’s influential book on game making for learning <text:reference-mark-start text:name="ZOTERO_ITEM CSL_CITATION {&quot;citationID&quot;:&quot;ekswotyg&quot;,&quot;properties&quot;:{&quot;formattedCitation&quot;:&quot;(2016)&quot;,&quot;plainCitation&quot;:&quot;(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suppress-author&quot;:true,&quot;prefix&quot;:&quot;&quot;,&quot;suffix&quot;:&quot;&quot;}],&quot;schema&quot;:&quot;https://github.com/citation-style-language/schema/raw/master/csl-citation.json&quot;} RNDBnhZwaDOw0"/>(2016)<text:reference-mark-end text:name="ZOTERO_ITEM CSL_CITATION {&quot;citationID&quot;:&quot;ekswotyg&quot;,&quot;properties&quot;:{&quot;formattedCitation&quot;:&quot;(2016)&quot;,&quot;plainCitation&quot;:&quot;(2016)&quot;,&quot;noteIndex&quot;:0},&quot;citationItems&quot;:[{&quot;id&quot;:1409,&quot;uris&quot;:[&quot;http://zotero.org/users/1913249/items/C9RM6JHC&quot;,[&quot;http://zotero.org/users/1913249/items/C9RM6JHC&quot;]],&quot;itemData&quot;:{&quot;id&quot;:1409,&quot;type&quot;:&quot;book&quot;,&quot;abstract&quot;:&quot;Over the last decade, video games designed to teach academic content have multiplied. Students can learn about Newtonian physics from a game or prep for entry into the army. An emphasis on the instructionist approach to gaming, however, has overshadowed the constructionist approach, in which students learn by designing their own games themselves. In this book, Yasmin Kafai and Quinn Burke discuss the educational benefits of constructionist gaming -- coding, collaboration, and creativity -- and the move from \&quot;computational thinking\&quot; toward \&quot;computational participation.\&quot; Kafai and Burke point to recent developments that support a shift to game making from game playing, including the game industry's acceptance, and even promotion, of \&quot;modding\&quot; and the growth of a DIY culture. Kafai and Burke show that student-designed games teach not only such technical skills as programming but also academic subjects. Making games also teaches collaboration, as students frequently work in teams to produce content and then share their games with in class or with others online. Yet Kafai and Burke don't advocate abandoning instructionist for constructionist approaches. Rather, they argue for a more comprehensive, inclusive idea of connected gaming in which both making and gaming play a part.&quot;,&quot;ISBN&quot;:&quot;978-0-262-03537-8&quot;,&quot;language&quot;:&quot;en&quot;,&quot;note&quot;:&quot;Google-Books-ID: zPC7DQAAQBAJ&quot;,&quot;number-of-pages&quot;:&quot;221&quot;,&quot;publisher&quot;:&quot;MIT Press&quot;,&quot;source&quot;:&quot;Google Books&quot;,&quot;title&quot;:&quot;Connected Gaming: What Making Video Games Can Teach Us about Learning and Literacy&quot;,&quot;title-short&quot;:&quot;Connected Gaming&quot;,&quot;author&quot;:[{&quot;family&quot;:&quot;Kafai&quot;,&quot;given&quot;:&quot;Yasmin B.&quot;},{&quot;family&quot;:&quot;Burke&quot;,&quot;given&quot;:&quot;Quinn&quot;},{&quot;family&quot;:&quot;Steinkuehler&quot;,&quot;given&quot;:&quot;Constance&quot;}],&quot;issued&quot;:{&quot;date-parts&quot;:[[&quot;2016&quot;,12,23]]},&quot;citation-key&quot;:&quot;kafai_connected_2016&quot;},&quot;suppress-author&quot;:true,&quot;prefix&quot;:&quot;&quot;,&quot;suffix&quot;:&quot;&quot;}],&quot;schema&quot;:&quot;https://github.com/citation-style-language/schema/raw/master/csl-citation.json&quot;} RNDBnhZwaDOw0"/>, notes the lacks of specific details of the pedagogical approaches involved. Even when processes are described, results are often too abstract to be useful or easily understood by practitioners or too bound up with contextual factors to be replicable <text:reference-mark-start text:name="ZOTERO_ITEM CSL_CITATION {&quot;citationID&quot;:&quot;zyiwpqtu&quot;,&quot;properties&quot;:{&quot;formattedCitation&quot;:&quot;(Hoadley, 2002 CHECK)&quot;,&quot;plainCitation&quot;:&quot;(Hoadley, 2002 CHECK)&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 CHECK&quot;}],&quot;schema&quot;:&quot;https://github.com/citation-style-language/schema/raw/master/csl-citation.json&quot;} RNDmT6ZkWM60f"/>(Hoadley, 2002 CHECK)<text:reference-mark-end text:name="ZOTERO_ITEM CSL_CITATION {&quot;citationID&quot;:&quot;zyiwpqtu&quot;,&quot;properties&quot;:{&quot;formattedCitation&quot;:&quot;(Hoadley, 2002 CHECK)&quot;,&quot;plainCitation&quot;:&quot;(Hoadley, 2002 CHECK)&quot;,&quot;noteIndex&quot;:0},&quot;citationItems&quot;:[{&quot;id&quot;:9461,&quot;uris&quot;:[&quot;http://zotero.org/users/1913249/items/5WBFUHS9&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quot;},&quot;prefix&quot;:&quot;&quot;,&quot;suffix&quot;:&quot; CHECK&quot;}],&quot;schema&quot;:&quot;https://github.com/citation-style-language/schema/raw/master/csl-citation.json&quot;} RNDmT6ZkWM60f"/>. This is a grand problem in education which this work cannot resolve, but can only seek to mitigate against. To this end, this study is guided by research processes which share, design heuristics in a format that is accessible by researchers and practitioners. An example of which is the work of Brennan and Silverman <text:reference-mark-start text:name="ZOTERO_ITEM CSL_CITATION {&quot;citationID&quot;:&quot;ppqodpas&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gkh9zCnKcA"/>(Resnick and Silverman, 2005)<text:reference-mark-end text:name="ZOTERO_ITEM CSL_CITATION {&quot;citationID&quot;:&quot;ppqodpas&quot;,&quot;properties&quot;:{&quot;formattedCitation&quot;:&quot;(Resnick and Silverman, 2005)&quot;,&quot;plainCitation&quot;:&quot;(Resnick and Silverman, 2005)&quot;,&quot;noteIndex&quot;:0},&quot;citationItems&quot;:[{&quot;id&quot;:1095,&quot;uris&quot;:[&quot;http://zotero.org/users/1913249/items/VWHA2FJX&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gkh9zCnKcA"/>, and Brennan and Petrich in tinkering studios. As a result, my research proposes as a design heuristic, the use of a collection of game design patterns. While some existing research on this approach exists <text:reference-mark-start text:name="ZOTERO_ITEM CSL_CITATION {&quot;citationID&quot;:&quot;ldkgkaso&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iyrxrhcQu5"/>(Holopainen et al., 2007)<text:reference-mark-end text:name="ZOTERO_ITEM CSL_CITATION {&quot;citationID&quot;:&quot;ldkgkaso&quot;,&quot;properties&quot;:{&quot;formattedCitation&quot;:&quot;(Holopainen et al., 2007)&quot;,&quot;plainCitation&quot;:&quot;(Holopainen et al., 2007)&quot;,&quot;noteIndex&quot;:0},&quot;citationItems&quot;:[{&quot;id&quot;:8906,&quot;uris&quot;:[&quot;http://zotero.org/users/1913249/items/AMYEQUUY&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schema&quot;:&quot;https://github.com/citation-style-language/schema/raw/master/csl-citation.json&quot;} RNDiyrxrhcQu5"/>, this work contributes significantly to this area in the following ways: specifically by researching the use of a GDP collection by novice coders to make games using code, and through the an analysis of emerging pedagogical uses of gameplay design patterns which are explored in detail in chapter 5. The research process has created numerous practical outputs for practitioners in the form of free-software and educational materials created under an open-licence.</text:p>
      <text:p text:style-name="Text_20_body">How much of this research is applicable beyond the domain of game making for educational purposes? The promise of computational thinking was in part based on such claims that it was a powerful way of thinking that could be transfered from the domain of computing to other subjects <text:reference-mark-start text:name="ZOTERO_ITEM CSL_CITATION {&quot;citationID&quot;:&quot;fqytmlwy&quot;,&quot;properties&quot;:{&quot;formattedCitation&quot;:&quot;(Wing, 2006; The Royal Society, 2012)&quot;,&quot;plainCitation&quot;:&quot;(Wing, 2006; The Royal Society, 2012)&quot;,&quot;noteIndex&quot;:0},&quot;citationItems&quot;:[{&quot;id&quot;:2001,&quot;uris&quot;:[&quot;http://zotero.org/users/1913249/items/XIX2G9BQ&quot;,[&quot;http://zotero.org/users/1913249/items/XIX2G9BQ&quot;]],&quot;itemData&quot;:{&quot;id&quot;:2001,&quot;type&quot;:&quot;article-journal&quot;,&quot;container-title&quot;:&quot;Communications of the ACM&quot;,&quot;DOI&quot;:&quot;10.1145/1118178.1118215&quot;,&quot;ISSN&quot;:&quot;00010782&quot;,&quot;issue&quot;:&quot;3&quot;,&quot;language&quot;:&quot;en&quot;,&quot;page&quot;:&quot;33&quot;,&quot;source&quot;:&quot;CrossRef&quot;,&quot;title&quot;:&quot;Computational thinking&quot;,&quot;URL&quot;:&quot;http://portal.acm.org/citation.cfm?doid=1118178.1118215&quot;,&quot;volume&quot;:&quot;49&quot;,&quot;author&quot;:[{&quot;family&quot;:&quot;Wing&quot;,&quot;given&quot;:&quot;Jeannette M.&quot;}],&quot;accessed&quot;:{&quot;date-parts&quot;:[[&quot;2017&quot;,11,19]]},&quot;issued&quot;:{&quot;date-parts&quot;:[[&quot;2006&quot;,3,1]]},&quot;citation-key&quot;:&quot;wing_computational_2006-1&quot;},&quot;prefix&quot;:&quot;&quot;,&quot;suffix&quot;:&quot;&quot;},{&quot;id&quot;:627,&quot;uris&quot;:[&quot;http://zotero.org/users/1913249/items/U3C74XBP&quot;,[&quot;http://zotero.org/users/1913249/items/U3C74XBP&quot;]],&quot;itemData&quot;:{&quot;id&quot;:627,&quot;type&quot;:&quot;report&quot;,&quot;event-place&quot;:&quot;London&quot;,&quot;publisher&quot;:&quot;The Royal Society&quot;,&quot;publisher-place&quot;:&quot;London&quot;,&quot;title&quot;:&quot;Shut down or restart? The way forward for computing in UK schools.&quot;,&quot;URL&quot;:&quot;https://royalsociety.org/~/media/education/computing-in-schools/2012-01-12-computing-in-schools.pdf&quot;,&quot;author&quot;:[{&quot;literal&quot;:&quot;The Royal Society&quot;}],&quot;accessed&quot;:{&quot;date-parts&quot;:[[&quot;2014&quot;,10,12]]},&quot;issued&quot;:{&quot;date-parts&quot;:[[&quot;2012&quot;]]},&quot;citation-key&quot;:&quot;the_royal_society_shut_2012&quot;},&quot;prefix&quot;:&quot;&quot;,&quot;suffix&quot;:&quot;&quot;}],&quot;schema&quot;:&quot;https://github.com/citation-style-language/schema/raw/master/csl-citation.json&quot;} RNDeolfAIp6BG"/>(Wing, 2006; The Royal Society, 2012)<text:reference-mark-end text:name="ZOTERO_ITEM CSL_CITATION {&quot;citationID&quot;:&quot;fqytmlwy&quot;,&quot;properties&quot;:{&quot;formattedCitation&quot;:&quot;(Wing, 2006; The Royal Society, 2012)&quot;,&quot;plainCitation&quot;:&quot;(Wing, 2006; The Royal Society, 2012)&quot;,&quot;noteIndex&quot;:0},&quot;citationItems&quot;:[{&quot;id&quot;:2001,&quot;uris&quot;:[&quot;http://zotero.org/users/1913249/items/XIX2G9BQ&quot;,[&quot;http://zotero.org/users/1913249/items/XIX2G9BQ&quot;]],&quot;itemData&quot;:{&quot;id&quot;:2001,&quot;type&quot;:&quot;article-journal&quot;,&quot;container-title&quot;:&quot;Communications of the ACM&quot;,&quot;DOI&quot;:&quot;10.1145/1118178.1118215&quot;,&quot;ISSN&quot;:&quot;00010782&quot;,&quot;issue&quot;:&quot;3&quot;,&quot;language&quot;:&quot;en&quot;,&quot;page&quot;:&quot;33&quot;,&quot;source&quot;:&quot;CrossRef&quot;,&quot;title&quot;:&quot;Computational thinking&quot;,&quot;URL&quot;:&quot;http://portal.acm.org/citation.cfm?doid=1118178.1118215&quot;,&quot;volume&quot;:&quot;49&quot;,&quot;author&quot;:[{&quot;family&quot;:&quot;Wing&quot;,&quot;given&quot;:&quot;Jeannette M.&quot;}],&quot;accessed&quot;:{&quot;date-parts&quot;:[[&quot;2017&quot;,11,19]]},&quot;issued&quot;:{&quot;date-parts&quot;:[[&quot;2006&quot;,3,1]]},&quot;citation-key&quot;:&quot;wing_computational_2006-1&quot;},&quot;prefix&quot;:&quot;&quot;,&quot;suffix&quot;:&quot;&quot;},{&quot;id&quot;:627,&quot;uris&quot;:[&quot;http://zotero.org/users/1913249/items/U3C74XBP&quot;,[&quot;http://zotero.org/users/1913249/items/U3C74XBP&quot;]],&quot;itemData&quot;:{&quot;id&quot;:627,&quot;type&quot;:&quot;report&quot;,&quot;event-place&quot;:&quot;London&quot;,&quot;publisher&quot;:&quot;The Royal Society&quot;,&quot;publisher-place&quot;:&quot;London&quot;,&quot;title&quot;:&quot;Shut down or restart? The way forward for computing in UK schools.&quot;,&quot;URL&quot;:&quot;https://royalsociety.org/~/media/education/computing-in-schools/2012-01-12-computing-in-schools.pdf&quot;,&quot;author&quot;:[{&quot;literal&quot;:&quot;The Royal Society&quot;}],&quot;accessed&quot;:{&quot;date-parts&quot;:[[&quot;2014&quot;,10,12]]},&quot;issued&quot;:{&quot;date-parts&quot;:[[&quot;2012&quot;]]},&quot;citation-key&quot;:&quot;the_royal_society_shut_2012&quot;},&quot;prefix&quot;:&quot;&quot;,&quot;suffix&quot;:&quot;&quot;}],&quot;schema&quot;:&quot;https://github.com/citation-style-language/schema/raw/master/csl-citation.json&quot;} RNDeolfAIp6BG"/>. Sociocultural and situated understandings of learning view such transmission of knowledge as problematic, a view indeed shared by many advocates of computational thinking <text:reference-mark-start text:name="ZOTERO_ITEM CSL_CITATION {&quot;citationID&quot;:&quot;zelutxgt&quot;,&quot;properties&quot;:{&quot;formattedCitation&quot;:&quot;(Guzdial, 2015; Tedre and Denning, 2016)&quot;,&quot;plainCitation&quot;:&quot;(Guzdial, 2015; Tedre and Denning, 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uffix&quot;:&quot;&quot;},{&quot;id&quot;:1434,&quot;uris&quot;:[&quot;http://zotero.org/users/1913249/items/H369PIJW&quot;,[&quot;http://zotero.org/users/1913249/items/H369PIJW&quot;]],&quot;itemData&quot;:{&quot;id&quot;:1434,&quot;type&quot;:&quot;book&quot;,&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ISBN&quot;:&quot;978-1-62705-352-5&quot;,&quot;language&quot;:&quot;en&quot;,&quot;note&quot;:&quot;Google-Books-ID: t4dCCwAAQBAJ&quot;,&quot;number-of-pages&quot;:&quot;167&quot;,&quot;publisher&quot;:&quot;Morgan &amp; Claypool Publishers&quot;,&quot;source&quot;:&quot;Google Books&quot;,&quot;title&quot;:&quot;Learner-Centered Design of Computing Education: Research on Computing for Everyone&quot;,&quot;title-short&quot;:&quot;Learner-Centered Design of Computing Education&quot;,&quot;author&quot;:[{&quot;family&quot;:&quot;Guzdial&quot;,&quot;given&quot;:&quot;Mark&quot;}],&quot;issued&quot;:{&quot;date-parts&quot;:[[&quot;2015&quot;,12,1]]},&quot;citation-key&quot;:&quot;guzdial_learner-centered_2015-1&quot;},&quot;prefix&quot;:&quot;&quot;,&quot;suffix&quot;:&quot;&quot;}],&quot;schema&quot;:&quot;https://github.com/citation-style-language/schema/raw/master/csl-citation.json&quot;} RND10lwXIJ0w1"/>(Guzdial, 2015; Tedre and Denning, 2016)<text:reference-mark-end text:name="ZOTERO_ITEM CSL_CITATION {&quot;citationID&quot;:&quot;zelutxgt&quot;,&quot;properties&quot;:{&quot;formattedCitation&quot;:&quot;(Guzdial, 2015; Tedre and Denning, 2016)&quot;,&quot;plainCitation&quot;:&quot;(Guzdial, 2015; Tedre and Denning, 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prefix&quot;:&quot;&quot;,&quot;suffix&quot;:&quot;&quot;},{&quot;id&quot;:1434,&quot;uris&quot;:[&quot;http://zotero.org/users/1913249/items/H369PIJW&quot;,[&quot;http://zotero.org/users/1913249/items/H369PIJW&quot;]],&quot;itemData&quot;:{&quot;id&quot;:1434,&quot;type&quot;:&quot;book&quot;,&quot;abstract&quot;:&quot;Computing education is in enormous demand. Many students (both children and adult) are realizing that they will need programming in the future. This book presents the argument that they are not all going to use programming in the same way and for the same purposes. What do we mean when we talk about teaching everyone to program? When we target a broad audience, should we have the same goals as computer science education for professional software developers? How do we design computing education that works for everyone? This book proposes use of a learner-centered design approach to create computing education for a broad audience. It considers several reasons for teaching computing to everyone and how the different reasons lead to different choices about learning goals and teaching methods. The book reviews the history of the idea that programming isn’t just for the professional software developer. It uses research studies on teaching computing in liberal arts programs, to graphic designers, to high school teachers, in order to explore the idea that computer science for everyone requires us to re-think how we teach and what we teach. The conclusion describes how we might create computing education for everyone.&quot;,&quot;ISBN&quot;:&quot;978-1-62705-352-5&quot;,&quot;language&quot;:&quot;en&quot;,&quot;note&quot;:&quot;Google-Books-ID: t4dCCwAAQBAJ&quot;,&quot;number-of-pages&quot;:&quot;167&quot;,&quot;publisher&quot;:&quot;Morgan &amp; Claypool Publishers&quot;,&quot;source&quot;:&quot;Google Books&quot;,&quot;title&quot;:&quot;Learner-Centered Design of Computing Education: Research on Computing for Everyone&quot;,&quot;title-short&quot;:&quot;Learner-Centered Design of Computing Education&quot;,&quot;author&quot;:[{&quot;family&quot;:&quot;Guzdial&quot;,&quot;given&quot;:&quot;Mark&quot;}],&quot;issued&quot;:{&quot;date-parts&quot;:[[&quot;2015&quot;,12,1]]},&quot;citation-key&quot;:&quot;guzdial_learner-centered_2015-1&quot;},&quot;prefix&quot;:&quot;&quot;,&quot;suffix&quot;:&quot;&quot;}],&quot;schema&quot;:&quot;https://github.com/citation-style-language/schema/raw/master/csl-citation.json&quot;} RND10lwXIJ0w1"/>. Thus, I am cautions of making claims about transfer of the value of developing computational fluency of participants to other areas. In addition, the specific pedagogy which emerged centred around participants flexible use of game design patterns. On the other hand, the process which surfaced guiding design heuristics has greater potential for more diverse application. This theme is explored, along with other avenues of future potential in the concluding chapter.</text:p>
      <text:h text:style-name="Heading_20_2" text:outline-level="2"><text:bookmark-start text:name="chapter-outline-of-the-study"/>6. Chapter outline of the study<text:bookmark-end text:name="chapter-outline-of-the-study"/></text:h>
      <text:p text:style-name="First_20_paragraph">This introduction has covered key contextual, motivational and theoretical considerations relevant to this study. This section now outlines the structure and indicative content of the <text:soft-page-break/>chapters of this thesis. The literature review begins the exploration of the key themes and threads that are integral to the findings of this study. One of the challenges of this work is to explore the details to a non-expert audience. While the literature review will begin to disambiguate some of the terms used in the thesis there is in addition a glossary which outlines short definitions of technical terms used. The glossary is included as an appendix to this study and as summary table is in the literature review. Key strand of the literature review include: a review of existing studies on game making; a comparative analysis of the claims of these studies with project-based learning approaches; a summary of the context of informal settings; and a detail exploration of varied game making pedagogies relevant to developing computational fluency. The chapter end by revisiting the problem statement of this thesis in line with gaps in existing research.</text:p>
      <text:p text:style-name="Text_20_body">Chapter 3 details the theoretical framework used for this study, taking as its base the use of activity theory. I also explain how the design based research (DBR) aligns well with the aims of the research questions and the use of concepts and the leading approach of third generation activity theory (3GAT). This separate chapter allows for discussion of concepts aligned with the theoretical framework including: the iterative, mutual, and emergent nature of the resources and processes; the process of identifying units of analysis; and transformative conceptions of agency.</text:p>
      <text:p text:style-name="Text_20_body">Chapter 4 describes the methodology of the study. I describe and justify the process of data gathering using computer screen capture and 360 cameras and other varied means. I explore the challenge of processing and analysing large amounts of research data and justify the resulting prioritisation of data. I also begin to describe the phases of learning delivery.</text:p>
      <text:p text:style-name="Text_20_body">Chapter 5 takes the form of a process from design-based research, a design narrative, to provide a detailed description of the tools and pedagogies that that emerged from development process. To explore emerging tensions in design in a way which communicates relevant context, I outline key conflicts in interrelated activity systems using the terminology of third generation activity theory (3GAT). The chapter discussion begins explores themes of authenticity of tool use, the mutual nature of the evolution of the design, and initial barriers and corresponding interventions.</text:p>
      <text:p text:style-name="Text_20_body">Chapter 6 focuses on the implementation of individual game design patterns (GDPs) and in doing so addresses how data gathered informs thinking on the research question - <text:span text:style-name="T3">How can game design patterns support the development of computational fluency in novices?</text:span>? This chapter begins by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text:p>
      <text:p text:style-name="Text_20_body">Chapter 7 discusses the characteristics of an inclusive pedagogical environment that helped participants become part of an emerging community of game makers. Its focus on emerging agency of participants to answer the third research question: <text:span text:style-name="T3">How can learners build agency in an evolving community of game makers?</text:span> To do this, it explores in particular the role of design interventions to support and nurture the expression learner identities, particular the role of playtesting.</text:p>
      <text:p text:style-name="Text_20_body"><text:soft-page-break/>Chapter 8 concludes the thesis with a final discussion on the significance of my findings in line with other research and discusses the limitations of this research and identifies areas for future work.</text:p>
      <text:h text:style-name="Heading_20_3" text:outline-level="3"><text:bookmark-start text:name="link-to-next-chapter"/>7. Link to next chapter<text:bookmark-end text:name="link-to-next-chapter"/></text:h>
      <text:p text:style-name="First_20_paragraph">This introduction has outlined the core motivations for this study and summarised key, relevant contextual domains. The introduction also highlighted the complexities of and introduced the structure of the thesis, including a focus on key themes such as authenticity, barriers to participation, and inclusive pedagogical strategies. The next chapter will provide a detailed examination of relevant research on effective pedagogies and relevant theoretical concepts that are needed to follow this study. This review, in particular, clarifies key frameworks which contribute to understanding the study’s first research question. Chapter 2 also prepares the reader for a later exploration of how design-based research and third-generation activity theory are used in this study to answer the research questions.</text:p>
      <text:p text:style-name="Text_20_body"/>
      <text:section text:style-name="Sect1" text:name="ZOTERO_BIBL {&quot;uncited&quot;:[],&quot;omitted&quot;:[],&quot;custom&quot;:[]} CSL_BIBLIOGRAPHY RNDz2n5hiHtI7">
        <text:p text:style-name="Bibliography_20_1">Boyle, J. and Kao, W.-C. (eds) (2017) <text:span text:style-name="T2">The retro-futurism of cuteness</text:span>. punctum books.</text:p>
        <text:p text:style-name="Bibliography_20_1">DFE, U. (2013) ‘National curriculum in England: computing programmes of study.’ <text:span text:style-name="T2">Retrieved July</text:span>, 16 p. 2014.</text:p>
        <text:p text:style-name="Bibliography_20_1">Garda, M. B. (2014) ‘Nostalgia in retro game design.’ <text:span text:style-name="T2">In</text:span> <text:span text:style-name="T2">DiGRA - Proceedings of the 2013 DiGRA International Conference: DeFragging Game Studies</text:span>.</text:p>
        <text:p text:style-name="Bibliography_20_1">Guzdial, M. (2015) <text:span text:style-name="T2">Learner-Centered Design of Computing Education: Research on Computing for Everyone</text:span>. Morgan &amp; Claypool Publishers.</text:p>
        <text:p text:style-name="Bibliography_20_1">Heritage, R. (2008) ‘Video-activist citizenship and the undercurrents media project: a british case-study in alternative media.’ <text:span text:style-name="T2">In</text:span> <text:span text:style-name="T2">Alternative Media and the Politics of Resistance: Perspectives and Challenges. Ljublana: Peace Institute</text:span>. Ljubljana: Peace Institute, pp. 139–161.</text:p>
        <text:p text:style-name="Bibliography_20_1">Hoadley, C. P. (2002) ‘Creating Context: Design-based Research in Creating and Understanding CSCL.’</text:p>
        <text:p text:style-name="Bibliography_20_1">Holopainen, J., Bjork, S., Kuittinen, J., Mayer, I. and Mastik, H. (2007) ‘Teaching gameplay design patterns.’ <text:span text:style-name="T2">Organizing and Learning through Gaming and Simulation, Proceedings of ISAGA</text:span>.</text:p>
        <text:p text:style-name="Bibliography_20_1">Huang, J. (Peter) and Benson, P. (2013) ‘Autonomy, Agency and Identity in Foreign and Second Language Education.’ <text:span text:style-name="T2">Chinese Journal of Applied Linguistics</text:span>, 36(1).</text:p>
        <text:p text:style-name="Bibliography_20_1">Illingworth, S. (2017) ‘Review of Connected Gaming.’ Manchester Game Centre. 31st January. [Online] [Accessed on 10th July 2024] https://manchestergamecentre.org/blog-db/book-review-connected-gaming.</text:p>
        <text:p text:style-name="Bibliography_20_1"><text:soft-page-break/>Jason, W. C. and West, J. (2011) ‘Strategic Responses to Standardization: Embrace, Extend or Extinguish?’ <text:span text:style-name="T2">In</text:span> Cattani, G., Ferriani, S., Frederiksen, L., and Täube, F. (eds) <text:span text:style-name="T2">Project-Based Organizing and Strategic Management</text:span>. Emerald Group Publishing Limited (Advances in Strategic Management), pp. 263–285.</text:p>
        <text:p text:style-name="Bibliography_20_1">Kafai, Y. B., Burke, Q. and Steinkuehler, C. (2016) <text:span text:style-name="T2">Connected Gaming: What Making Video Games Can Teach Us about Learning and Literacy</text:span>. MIT Press.</text:p>
        <text:p text:style-name="Bibliography_20_1">Kafai, Y. B. and Proctor, C. (2022) ‘A Revaluation of Computational Thinking in K–12 Education: Moving Toward Computational Literacies.’ <text:span text:style-name="T2">Educational Researcher</text:span>. American Educational Research Association, 51(2) pp. 146–151.</text:p>
        <text:p text:style-name="Bibliography_20_1">Kafai, Y. B. and Vasudevan, V. (2015) ‘Constructionist Gaming Beyond the Screen: Middle School Students’ Crafting and Computing of Touchpads, Board Games, and Controllers.’ <text:span text:style-name="T2">In</text:span> <text:span text:style-name="T2">Proceedings of the Workshop in Primary and Secondary Computing Education</text:span>. New York, NY, USA: Association for Computing Machinery (WiPSCE ’15), pp. 49–54.</text:p>
        <text:p text:style-name="Bibliography_20_1">Kafai, Y., Proctor, C. and Lui, D. (2020) ‘From theory bias to theory dialogue: embracing cognitive, situated, and critical framings of computational thinking in K-12 CS education.’ <text:span text:style-name="T2">ACM Inroads</text:span>, 11(1) pp. 44–53.</text:p>
        <text:p text:style-name="Bibliography_20_1">Kemp, P., Wong, B., Hamer, J. and Copsey-Blake, M. (2024) <text:span text:style-name="T2">The future of computing education: Considerations for policy, curriculum and practice.</text:span> King’s College London and University of Reading.</text:p>
        <text:p text:style-name="Bibliography_20_1">Kynigos, C. (2015) <text:span text:style-name="T2">Constructionism: Theory of Learning or Theory of Design?</text:span></text:p>
        <text:p text:style-name="Bibliography_20_1">Lessig, L. (2004) <text:span text:style-name="T2">Free culture: how big media uses technology and the law to lock down culture and control creativity</text:span>. New York: Penguin Press.</text:p>
        <text:p text:style-name="Bibliography_20_1">Lewis, P. and Evans, R. (2013) <text:span text:style-name="T2">Undercover: The True Story of Britain’s Secret Police</text:span>. Faber &amp; Faber.</text:p>
        <text:p text:style-name="Bibliography_20_1">Matusov, E., von Duyke, K. and Kayumova, S. (2016) ‘Mapping Concepts of Agency in Educational Contexts.’ <text:span text:style-name="T2">Integrative Psychological and Behavioral Science</text:span>, 50(3) pp. 420–446.</text:p>
        <text:p text:style-name="Bibliography_20_1">Pickard, V. W. (2006) ‘United yet autonomous: Indymedia and the struggle to sustain a radical democratic network.’ <text:span text:style-name="T2">Media, Culture &amp; Society</text:span>, 28(3) pp. 315–336.</text:p>
        <text:p text:style-name="Bibliography_20_1">Preston, C. (2013) ‘Re-engineering the ICT profession: a global call for collective action.’ <text:span text:style-name="T2">ACM Inroads</text:span>, 4(2) pp. 42–49.</text:p>
        <text:p text:style-name="Bibliography_20_1">Resnick, M. (2017) <text:span text:style-name="T2">Lifelong Kindergarten: Cultivating Creativity Through Projects, Passion, Peers, and Play</text:span>. Cambridge, Massachusetts: MIT Press.</text:p>
        <text:p text:style-name="Bibliography_20_1">Resnick, M. (2018) ‘Computational Fluency.’ Medium. 16th September. [Online] [Accessed on <text:soft-page-break/>9th July 2024] https://mres.medium.com/computational-fluency-776143c8d725.</text:p>
        <text:p text:style-name="Bibliography_20_1">Resnick, M. and Rusk, N. (2020) ‘Coding at a crossroads.’ <text:span text:style-name="T2">Communications of the ACM</text:span>, 63(11) pp. 120–127.</text:p>
        <text:p text:style-name="Bibliography_20_1">Resnick, M. and Silverman, B. (2005) ‘Some reflections on designing construction kits for kids.’ <text:span text:style-name="T2">In</text:span> <text:span text:style-name="T2">Proceedings of the 2005 conference on Interaction design and children</text:span>. ACM, pp. 117–122.</text:p>
        <text:p text:style-name="Bibliography_20_1">Rogoff, B. (n.d.) ‘Developing Understanding of the Idea of Communities of Learners’ p. 22.</text:p>
        <text:p text:style-name="Bibliography_20_1">Sandoval, W. (2014) ‘Conjecture Mapping: An Approach to Systematic Educational Design Research.’ <text:span text:style-name="T2">Journal of the Learning Sciences</text:span>. Routledge, 23(1) pp. 18–36.</text:p>
        <text:p text:style-name="Bibliography_20_1">Schmidt, E. (2011) <text:span text:style-name="T2">Eric Schmidt’s MacTaggart lecture - full text</text:span>. The Guardian. Media. [Online] [Accessed on 12th July 2024] http://www.theguardian.com/media/interactive/2011/aug/26/eric-schmidt-mactaggart-lecture-full-text.</text:p>
        <text:p text:style-name="Bibliography_20_1">Tedre, M. and Denning, P. J. (2016) ‘The long quest for computational thinking.’ <text:span text:style-name="T2">In</text:span> <text:span text:style-name="T2">Proceedings of the 16th Koli Calling International Conference on Computing Education Research</text:span>. Koli Finland: ACM, pp. 120–129.</text:p>
        <text:p text:style-name="Bibliography_20_1">The Royal Society (2012) <text:span text:style-name="T2">Shut down or restart? The way forward for computing in UK schools.</text:span> London: The Royal Society.</text:p>
        <text:p text:style-name="Bibliography_20_1">Twining, P. (2013) ‘We were consulted.’ EdFutures. [Online] [Accessed on 11th July 2024] https://edfutures.net/index.php?title=We_were_consulted.</text:p>
        <text:p text:style-name="Bibliography_20_1">Vossoughi, S., Hooper, P. K. and Escudé, M. (2016) ‘Making through the lens of culture and power: Toward transformative visions for educational equity.’ <text:span text:style-name="T2">Harvard Educational Review</text:span>, 86(2) pp. 206–232.</text:p>
        <text:p text:style-name="Bibliography_20_1">Waite, J. (2017) <text:span text:style-name="T2">Pedagogy in teaching Computer Science in schools: A Literature Review</text:span>. Royal Society, p. 90.</text:p>
        <text:p text:style-name="Bibliography_20_1">Wing, J. M. (2006) ‘Computational thinking.’ <text:span text:style-name="T2">Communications of the ACM</text:span>, 49(3) p. 33.</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1. Introduction - Games for a Read / Write world.</dc:title>
    <dc:description/>
    <dc:subject/>
    <meta:keyword/>
    <meta:initial-creator/>
    <dc:creator>Mick Chesterman</dc:creator>
    <meta:creation-date>2024-07-15T11:57:44Z</meta:creation-date>
    <dc:date>2024-07-15T12:58:21.149135610</dc:date>
    <meta:editing-duration>PT27S</meta:editing-duration>
    <meta:editing-cycles>1</meta:editing-cycles>
    <meta:document-statistic meta:table-count="0" meta:image-count="0" meta:object-count="0" meta:page-count="16" meta:paragraph-count="139" meta:word-count="7253" meta:character-count="48321" meta:non-whitespace-character-count="41250"/>
    <meta:user-defined meta:name="ZOTERO_PREF_1">&lt;data data-version="3" zotero-version="6.0.35"&gt;&lt;session id="7eUrl781"/&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